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24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9.61mm"/>
    </style:style>
    <style:style style:name="co9" style:family="table-column">
      <style:table-column-properties fo:break-before="auto" style:column-width="12.07mm"/>
    </style:style>
    <style:style style:name="co10" style:family="table-column">
      <style:table-column-properties fo:break-before="auto" style:column-width="5.42mm"/>
    </style:style>
    <style:style style:name="co11" style:family="table-column">
      <style:table-column-properties fo:break-before="auto" style:column-width="23.99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" style:family="table-cell" style:parent-style-name="Default" style:data-style-name="N2">
      <style:table-cell-properties style:diagonal-bl-tr="none" style:diagonal-tl-br="none" fo:border="none" style:rotation-align="none"/>
    </style:style>
    <style:style style:name="ce6" style:family="table-cell" style:parent-style-name="Default" style:data-style-name="N2">
      <style:table-cell-properties style:diagonal-bl-tr="none" style:diagonal-tl-br="none" fo:border="none" style:rotation-align="none"/>
      <style:text-properties fo:color="#969696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13" style:family="table-cell" style:parent-style-name="Default" style:data-style-name="N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" style:family="table-cell" style:parent-style-name="Default" style:data-style-name="N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7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8" style:family="table-cell" style:parent-style-name="Default" style:data-style-name="N2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2" style:family="table-cell" style:parent-style-name="Default" style:data-style-name="N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3" style:family="table-cell" style:parent-style-name="Default" style:data-style-name="N2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24" style:family="table-cell" style:parent-style-name="Default" style:data-style-name="N11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5" style:family="table-cell" style:parent-style-name="Default" style:data-style-name="N1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fo:background-color="#000000" style:rotation-align="none"/>
    </style:style>
    <style:style style:name="ce28" style:family="table-cell" style:parent-style-name="Default">
      <style:table-cell-properties fo:background-color="#21c842" style:rotation-align="none"/>
    </style:style>
    <style:style style:name="ce29" style:family="table-cell" style:parent-style-name="Default">
      <style:table-cell-properties fo:background-color="#5edc78" style:rotation-align="none"/>
    </style:style>
    <style:style style:name="ce30" style:family="table-cell" style:parent-style-name="Default">
      <style:table-cell-properties fo:background-color="#5455ed" style:rotation-align="none"/>
    </style:style>
    <style:style style:name="ce31" style:family="table-cell" style:parent-style-name="Default">
      <style:table-cell-properties fo:background-color="#7d76fc" style:rotation-align="none"/>
    </style:style>
    <style:style style:name="ce32" style:family="table-cell" style:parent-style-name="Default">
      <style:table-cell-properties fo:background-color="#d4524d" style:rotation-align="none"/>
    </style:style>
    <style:style style:name="ce33" style:family="table-cell" style:parent-style-name="Default">
      <style:table-cell-properties fo:background-color="#42ecf5" style:rotation-align="none"/>
    </style:style>
    <style:style style:name="ce34" style:family="table-cell" style:parent-style-name="Default">
      <style:table-cell-properties fo:background-color="#fc5554" style:rotation-align="none"/>
    </style:style>
    <style:style style:name="ce35" style:family="table-cell" style:parent-style-name="Default">
      <style:table-cell-properties fo:background-color="#ff8a78" style:rotation-align="none"/>
    </style:style>
    <style:style style:name="ce36" style:family="table-cell" style:parent-style-name="Default">
      <style:table-cell-properties fo:background-color="#d4c154" style:rotation-align="none"/>
    </style:style>
    <style:style style:name="ce37" style:family="table-cell" style:parent-style-name="Default">
      <style:table-cell-properties fo:background-color="#e6ce80" style:rotation-align="none"/>
    </style:style>
    <style:style style:name="ce38" style:family="table-cell" style:parent-style-name="Default">
      <style:table-cell-properties fo:background-color="#21b03b" style:rotation-align="none"/>
    </style:style>
    <style:style style:name="ce39" style:family="table-cell" style:parent-style-name="Default">
      <style:table-cell-properties fo:background-color="#c95bba" style:rotation-align="none"/>
    </style:style>
    <style:style style:name="ce40" style:family="table-cell" style:parent-style-name="Default">
      <style:table-cell-properties fo:background-color="#cccccc" style:rotation-align="none"/>
    </style:style>
    <style:style style:name="ce41" style:family="table-cell" style:parent-style-name="Default">
      <style:table-cell-properties fo:background-color="#ffffff" style:rotation-align="none"/>
    </style:style>
    <style:style style:name="ce42" style:family="table-cell" style:parent-style-name="Default">
      <style:table-cell-properties fo:background-color="#000000" style:diagonal-bl-tr="none" style:diagonal-tl-br="none" fo:border="none" style:rotation-align="none"/>
    </style:style>
    <style:style style:name="ce43" style:family="table-cell" style:parent-style-name="Default">
      <style:table-cell-properties fo:background-color="#008903" style:diagonal-bl-tr="none" style:diagonal-tl-br="none" fo:border="none" style:rotation-align="none"/>
    </style:style>
    <style:style style:name="ce44" style:family="table-cell" style:parent-style-name="Default">
      <style:table-cell-properties fo:background-color="#1f9c38" style:diagonal-bl-tr="none" style:diagonal-tl-br="none" fo:border="none" style:rotation-align="none"/>
    </style:style>
    <style:style style:name="ce45" style:family="table-cell" style:parent-style-name="Default">
      <style:table-cell-properties fo:background-color="#1415ad" style:diagonal-bl-tr="none" style:diagonal-tl-br="none" fo:border="none" style:rotation-align="none"/>
    </style:style>
    <style:style style:name="ce46" style:family="table-cell" style:parent-style-name="Default">
      <style:table-cell-properties fo:background-color="#3d36bd" style:diagonal-bl-tr="none" style:diagonal-tl-br="none" fo:border="none" style:rotation-align="none"/>
    </style:style>
    <style:style style:name="ce47" style:family="table-cell" style:parent-style-name="Default">
      <style:table-cell-properties fo:background-color="#94120d" style:diagonal-bl-tr="none" style:diagonal-tl-br="none" fo:border="none" style:rotation-align="none"/>
    </style:style>
    <style:style style:name="ce48" style:family="table-cell" style:parent-style-name="Default">
      <style:table-cell-properties fo:background-color="#03acb5" style:diagonal-bl-tr="none" style:diagonal-tl-br="none" fo:border="none" style:rotation-align="none"/>
    </style:style>
    <style:style style:name="ce49" style:family="table-cell" style:parent-style-name="Default">
      <style:table-cell-properties fo:background-color="#bd1614" style:diagonal-bl-tr="none" style:diagonal-tl-br="none" fo:border="none" style:rotation-align="none"/>
    </style:style>
    <style:style style:name="ce50" style:family="table-cell" style:parent-style-name="Default">
      <style:table-cell-properties fo:background-color="#bf4a38" style:diagonal-bl-tr="none" style:diagonal-tl-br="none" fo:border="none" style:rotation-align="none"/>
    </style:style>
    <style:style style:name="ce51" style:family="table-cell" style:parent-style-name="Default">
      <style:table-cell-properties fo:background-color="#948114" style:diagonal-bl-tr="none" style:diagonal-tl-br="none" fo:border="none" style:rotation-align="none"/>
    </style:style>
    <style:style style:name="ce52" style:family="table-cell" style:parent-style-name="Default">
      <style:table-cell-properties fo:background-color="#a68e40" style:diagonal-bl-tr="none" style:diagonal-tl-br="none" fo:border="none" style:rotation-align="none"/>
    </style:style>
    <style:style style:name="ce53" style:family="table-cell" style:parent-style-name="Default">
      <style:table-cell-properties fo:background-color="#007000" style:diagonal-bl-tr="none" style:diagonal-tl-br="none" fo:border="none" style:rotation-align="none"/>
    </style:style>
    <style:style style:name="ce54" style:family="table-cell" style:parent-style-name="Default">
      <style:table-cell-properties fo:background-color="#8a1c7a" style:diagonal-bl-tr="none" style:diagonal-tl-br="none" fo:border="none" style:rotation-align="none"/>
    </style:style>
    <style:style style:name="ce55" style:family="table-cell" style:parent-style-name="Default">
      <style:table-cell-properties fo:background-color="#8c8c8c" style:diagonal-bl-tr="none" style:diagonal-tl-br="none" fo:border="none" style:rotation-align="none"/>
    </style:style>
    <style:style style:name="ce56" style:family="table-cell" style:parent-style-name="Default">
      <style:table-cell-properties fo:background-color="#bfbfbf" style:diagonal-bl-tr="none" style:diagonal-tl-br="none" fo:border="none" style:rotation-align="none"/>
    </style:style>
    <style:style style:name="ce125" style:family="table-cell" style:parent-style-name="Default">
      <style:table-cell-properties fo:background-color="#00b603" style:diagonal-bl-tr="none" style:diagonal-tl-br="none" fo:border="none" style:rotation-align="none"/>
    </style:style>
    <style:style style:name="ce126" style:family="table-cell" style:parent-style-name="Default">
      <style:table-cell-properties fo:background-color="#29d04b" style:diagonal-bl-tr="none" style:diagonal-tl-br="none" fo:border="none" style:rotation-align="none"/>
    </style:style>
    <style:style style:name="ce127" style:family="table-cell" style:parent-style-name="Default">
      <style:table-cell-properties fo:background-color="#1b1ce7" style:diagonal-bl-tr="none" style:diagonal-tl-br="none" fo:border="none" style:rotation-align="none"/>
    </style:style>
    <style:style style:name="ce128" style:family="table-cell" style:parent-style-name="Default">
      <style:table-cell-properties fo:background-color="#5248fc" style:diagonal-bl-tr="none" style:diagonal-tl-br="none" fo:border="none" style:rotation-align="none"/>
    </style:style>
    <style:style style:name="ce129" style:family="table-cell" style:parent-style-name="Default">
      <style:table-cell-properties fo:background-color="#c51811" style:diagonal-bl-tr="none" style:diagonal-tl-br="none" fo:border="none" style:rotation-align="none"/>
    </style:style>
    <style:style style:name="ce130" style:family="table-cell" style:parent-style-name="Default">
      <style:table-cell-properties fo:background-color="#03e5f1" style:diagonal-bl-tr="none" style:diagonal-tl-br="none" fo:border="none" style:rotation-align="none"/>
    </style:style>
    <style:style style:name="ce131" style:family="table-cell" style:parent-style-name="Default">
      <style:table-cell-properties fo:background-color="#fc1d1b" style:diagonal-bl-tr="none" style:diagonal-tl-br="none" fo:border="none" style:rotation-align="none"/>
    </style:style>
    <style:style style:name="ce64" style:family="table-cell" style:parent-style-name="Default">
      <style:table-cell-properties fo:background-color="#ff634b" style:diagonal-bl-tr="none" style:diagonal-tl-br="none" fo:border="none" style:rotation-align="none"/>
    </style:style>
    <style:style style:name="ce133" style:family="table-cell" style:parent-style-name="Default">
      <style:table-cell-properties fo:background-color="#c5ac1b" style:diagonal-bl-tr="none" style:diagonal-tl-br="none" fo:border="none" style:rotation-align="none"/>
    </style:style>
    <style:style style:name="ce134" style:family="table-cell" style:parent-style-name="Default">
      <style:table-cell-properties fo:background-color="#ddbd55" style:diagonal-bl-tr="none" style:diagonal-tl-br="none" fo:border="none" style:rotation-align="none"/>
    </style:style>
    <style:style style:name="ce67" style:family="table-cell" style:parent-style-name="Default">
      <style:table-cell-properties fo:background-color="#009600" style:diagonal-bl-tr="none" style:diagonal-tl-br="none" fo:border="none" style:rotation-align="none"/>
    </style:style>
    <style:style style:name="ce136" style:family="table-cell" style:parent-style-name="Default">
      <style:table-cell-properties fo:background-color="#b825a3" style:diagonal-bl-tr="none" style:diagonal-tl-br="none" fo:border="none" style:rotation-align="none"/>
    </style:style>
    <style:style style:name="ce137" style:family="table-cell" style:parent-style-name="Default">
      <style:table-cell-properties fo:background-color="#bbbbbb" style:diagonal-bl-tr="none" style:diagonal-tl-br="none" fo:border="none" style:rotation-align="none"/>
    </style:style>
    <style:style style:name="ce70" style:family="table-cell" style:parent-style-name="Default">
      <style:table-cell-properties fo:background-color="#ffffff" style:diagonal-bl-tr="none" style:diagonal-tl-br="none" fo:border="none" style:rotation-align="none"/>
    </style:style>
    <style:style style:name="gr1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a1" draw:textarea-horizontal-align="justify" draw:textarea-vertical-align="justify" draw:auto-grow-height="true" draw:auto-grow-width="false" draw:fit-to-size="false" style:shrink-to-fit="false" fo:max-width="120mm" fo:min-height="24.15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a1" draw:textarea-horizontal-align="justify" draw:textarea-vertical-align="justify" draw:auto-grow-height="true" draw:auto-grow-width="false" draw:fit-to-size="false" style:shrink-to-fit="false" fo:max-width="120mm" fo:min-height="27.8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Verdana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9pt" style:language-asian="zh" style:country-asian="CN" style:font-style-asian="normal" style:font-weight-asian="normal" style:font-name-complex="Verdan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a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Verdana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9pt" style:language-asian="zh" style:country-asian="CN" style:font-style-asian="normal" style:font-weight-asian="normal" style:font-name-complex="Verdan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Verdana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9pt" style:language-asian="zh" style:country-asian="CN" style:font-style-asian="normal" style:font-weight-asian="normal" style:font-name-complex="Verdan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SX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7" table:default-cell-style-name="ce2"/>
        <table:table-column table:style-name="co10" table:default-cell-style-name="ce2"/>
        <table:table-column table:style-name="co3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7" table:default-cell-style-name="ce2"/>
        <table:table-column table:style-name="co11" table:number-columns-repeated="951" table:default-cell-style-name="ce2"/>
        <table:table-column table:style-name="co11" table:number-columns-repeated="47" table:default-cell-style-name="ce26"/>
        <table:table-row table:style-name="ro1">
          <table:table-cell table:style-name="ce1" office:value-type="string" calcext:value-type="string">
            <office:annotation draw:style-name="gr1" draw:text-style-name="P2" svg:width="51.45mm" svg:height="26.15mm" svg:x="1.59mm" svg:y="14.04mm" draw:caption-point-x="4.55mm" draw:caption-point-y="-13.94mm">
              <dc:date>2019-05-18T00:00:00</dc:date>
              <text:p text:style-name="P1"><text:span text:style-name="T1">Applies for the whole family:</text:span></text:p>
              <text:p text:style-name="P1"><text:span text:style-name="T1"/></text:p>
              <text:p text:style-name="P1"><text:span text:style-name="T1">TMS9918, TMS9928, TMS9929,</text:span></text:p>
              <text:p text:style-name="P1"><text:span text:style-name="T1">TMS9118, TMS9128, TMS9129.</text:span></text:p>
            </office:annotation>
            <text:p>The real TMS9928 palette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77" office:value-type="string" calcext:value-type="string" table:number-columns-spanned="3" table:number-rows-spanned="1">
            <text:p>VDP built-in YPrPb Palette</text:p>
          </table:table-cell>
          <table:covered-table-cell table:number-columns-repeated="2" table:style-name="ce77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78" office:value-type="string" calcext:value-type="string" table:number-columns-spanned="3" table:number-rows-spanned="1">
            <office:annotation draw:style-name="gr2" draw:text-style-name="P2" svg:width="47.87mm" svg:height="29.87mm" svg:x="107.26mm" svg:y="8.47mm" draw:caption-point-x="-38.98mm" draw:caption-point-y="5.67mm">
              <dc:date>2019-05-18T00:00:00</dc:date>
              <text:p text:style-name="P1"><text:span text:style-name="T1">Analog levels listed in page 2-17 of the TMS9928 datasheet.</text:span></text:p>
            </office:annotation>
            <text:p>Analog levels</text:p>
          </table:table-cell>
          <table:covered-table-cell table:number-columns-repeated="2" table:style-name="ce78"/>
          <table:table-cell table:number-columns-repeated="5"/>
          <table:table-cell table:style-name="ce3" table:number-columns-repeated="967"/>
          <table:table-cell table:number-columns-repeated="47"/>
        </table:table-row>
        <table:table-row table:style-name="ro2">
          <table:table-cell table:number-columns-repeated="2"/>
          <table:table-cell table:style-name="ce11" office:value-type="string" calcext:value-type="string">
            <text:p>Y</text:p>
          </table:table-cell>
          <table:table-cell table:style-name="ce15" office:value-type="string" calcext:value-type="string">
            <text:p>R-Y</text:p>
          </table:table-cell>
          <table:table-cell table:style-name="ce20" office:value-type="string" calcext:value-type="string">
            <text:p>B-Y</text:p>
          </table:table-cell>
          <table:table-cell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11" office:value-type="string" calcext:value-type="string">
            <text:p>Y</text:p>
          </table:table-cell>
          <table:table-cell table:style-name="ce26" table:number-columns-repeated="3"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26" table:number-columns-repeated="3"/>
          <table:table-cell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Black</text:p>
          </table:table-cell>
          <table:table-cell table:style-name="ce12" office:value-type="float" office:value="0" calcext:value-type="float">
            <text:p>0,00</text:p>
          </table:table-cell>
          <table:table-cell table:style-name="ce16" office:value-type="float" office:value="0.47" calcext:value-type="float">
            <text:p>0,47</text:p>
          </table:table-cell>
          <table:table-cell table:style-name="ce21" office:value-type="float" office:value="0.47" calcext:value-type="float">
            <text:p>0,47</text:p>
          </table:table-cell>
          <table:table-cell/>
          <table:table-cell table:style-name="ce12" table:formula="of:=[.$C5]+[.D5]-[.$C$20]" office:value-type="float" office:value="0" calcext:value-type="float">
            <text:p>0,00</text:p>
          </table:table-cell>
          <table:table-cell table:style-name="ce12" table:formula="of:=([.J5]-[.G5]*[.$E$20]-[.I5]*[.$E$22])/[.$E$21]" office:value-type="float" office:value="0" calcext:value-type="float">
            <text:p>0,00</text:p>
          </table:table-cell>
          <table:table-cell table:style-name="ce12" table:formula="of:=[.$C5]+[.E5]-[.$C$20]" office:value-type="float" office:value="0" calcext:value-type="float">
            <text:p>0,00</text:p>
          </table:table-cell>
          <table:table-cell table:style-name="ce12" table:formula="of:=[.C5]" office:value-type="float" office:value="0" calcext:value-type="float">
            <text:p>0,00</text:p>
          </table:table-cell>
          <table:table-cell table:style-name="ce26" table:number-columns-repeated="3"/>
          <table:table-cell table:style-name="ce12" table:formula="of:=IF([.G5]-[.$N$20]&lt;0;0;[.G5]-[.$N$20])" office:value-type="float" office:value="0" calcext:value-type="float">
            <text:p>0,00</text:p>
          </table:table-cell>
          <table:table-cell table:style-name="ce12" table:formula="of:=IF([.H5]-[.$N$20]&lt;0;0;[.H5]-[.$N$20])" office:value-type="float" office:value="0" calcext:value-type="float">
            <text:p>0,00</text:p>
          </table:table-cell>
          <table:table-cell table:style-name="ce12" table:formula="of:=IF([.I5]-[.$N$20]&lt;0;0;[.I5]-[.$N$20])" office:value-type="float" office:value="0" calcext:value-type="float">
            <text:p>0,00</text:p>
          </table:table-cell>
          <table:table-cell table:style-name="ce26" table:number-columns-repeated="3"/>
          <table:table-cell/>
          <table:table-cell table:style-name="ce12" table:formula="of:=IF([.N5]*[.$U$20]&gt;1;1;[.N5]*[.$U$20])" office:value-type="float" office:value="0" calcext:value-type="float">
            <text:p>0,00</text:p>
          </table:table-cell>
          <table:table-cell table:style-name="ce12" table:formula="of:=IF([.O5]*[.$U$20]&gt;1;1;[.O5]*[.$U$20])" office:value-type="float" office:value="0" calcext:value-type="float">
            <text:p>0,00</text:p>
          </table:table-cell>
          <table:table-cell table:style-name="ce12" table:formula="of:=IF([.P5]*[.$U$20]&gt;1;1;[.P5]*[.$U$20])" office:value-type="float" office:value="0" calcext:value-type="float">
            <text:p>0,00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edium_green</text:p>
          </table:table-cell>
          <table:table-cell table:style-name="ce13" office:value-type="float" office:value="0.53" calcext:value-type="float">
            <text:p>0,53</text:p>
          </table:table-cell>
          <table:table-cell table:style-name="ce17" office:value-type="float" office:value="0.07" calcext:value-type="float">
            <text:p>0,07</text:p>
          </table:table-cell>
          <table:table-cell table:style-name="ce22" office:value-type="float" office:value="0.2" calcext:value-type="float">
            <text:p>0,20</text:p>
          </table:table-cell>
          <table:table-cell/>
          <table:table-cell table:style-name="ce12" table:formula="of:=[.$C6]+[.D6]-[.$C$20]" office:value-type="float" office:value="0.13" calcext:value-type="float">
            <text:p>0,13</text:p>
          </table:table-cell>
          <table:table-cell table:style-name="ce12" table:formula="of:=([.J6]-[.G6]*[.$E$20]-[.I6]*[.$E$22])/[.$E$21]" office:value-type="float" office:value="0.78618398637138" calcext:value-type="float">
            <text:p>0,79</text:p>
          </table:table-cell>
          <table:table-cell table:style-name="ce12" table:formula="of:=[.$C6]+[.E6]-[.$C$20]" office:value-type="float" office:value="0.26" calcext:value-type="float">
            <text:p>0,26</text:p>
          </table:table-cell>
          <table:table-cell table:style-name="ce12" table:formula="of:=[.C6]" office:value-type="float" office:value="0.53" calcext:value-type="float">
            <text:p>0,53</text:p>
          </table:table-cell>
          <table:table-cell table:style-name="ce26" table:number-columns-repeated="3"/>
          <table:table-cell table:style-name="ce12" table:formula="of:=IF([.G6]-[.$N$20]&lt;0;0;[.G6]-[.$N$20])" office:value-type="float" office:value="0" calcext:value-type="float">
            <text:p>0,00</text:p>
          </table:table-cell>
          <table:table-cell table:style-name="ce12" table:formula="of:=IF([.H6]-[.$N$20]&lt;0;0;[.H6]-[.$N$20])" office:value-type="float" office:value="0.53618398637138" calcext:value-type="float">
            <text:p>0,54</text:p>
          </table:table-cell>
          <table:table-cell table:style-name="ce12" table:formula="of:=IF([.I6]-[.$N$20]&lt;0;0;[.I6]-[.$N$20])" office:value-type="float" office:value="0.00999999999999995" calcext:value-type="float">
            <text:p>0,01</text:p>
          </table:table-cell>
          <table:table-cell table:style-name="ce26" table:number-columns-repeated="3"/>
          <table:table-cell/>
          <table:table-cell table:style-name="ce12" table:formula="of:=IF([.N6]*[.$U$20]&gt;1;1;[.N6]*[.$U$20])" office:value-type="float" office:value="0" calcext:value-type="float">
            <text:p>0,00</text:p>
          </table:table-cell>
          <table:table-cell table:style-name="ce12" table:formula="of:=IF([.O6]*[.$U$20]&gt;1;1;[.O6]*[.$U$20])" office:value-type="float" office:value="0.714911981828507" calcext:value-type="float">
            <text:p>0,71</text:p>
          </table:table-cell>
          <table:table-cell table:style-name="ce12" table:formula="of:=IF([.P6]*[.$U$20]&gt;1;1;[.P6]*[.$U$20])" office:value-type="float" office:value="0.0133333333333333" calcext:value-type="float">
            <text:p>0,01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ight_green</text:p>
          </table:table-cell>
          <table:table-cell table:style-name="ce13" office:value-type="float" office:value="0.67" calcext:value-type="float">
            <text:p>0,67</text:p>
          </table:table-cell>
          <table:table-cell table:style-name="ce17" office:value-type="float" office:value="0.17" calcext:value-type="float">
            <text:p>0,17</text:p>
          </table:table-cell>
          <table:table-cell table:style-name="ce22" office:value-type="float" office:value="0.27" calcext:value-type="float">
            <text:p>0,27</text:p>
          </table:table-cell>
          <table:table-cell/>
          <table:table-cell table:style-name="ce12" table:formula="of:=[.$C7]+[.D7]-[.$C$20]" office:value-type="float" office:value="0.37" calcext:value-type="float">
            <text:p>0,37</text:p>
          </table:table-cell>
          <table:table-cell table:style-name="ce12" table:formula="of:=([.J7]-[.G7]*[.$E$20]-[.I7]*[.$E$22])/[.$E$21]" office:value-type="float" office:value="0.861652470187394" calcext:value-type="float">
            <text:p>0,86</text:p>
          </table:table-cell>
          <table:table-cell table:style-name="ce12" table:formula="of:=[.$C7]+[.E7]-[.$C$20]" office:value-type="float" office:value="0.47" calcext:value-type="float">
            <text:p>0,47</text:p>
          </table:table-cell>
          <table:table-cell table:style-name="ce12" table:formula="of:=[.C7]" office:value-type="float" office:value="0.67" calcext:value-type="float">
            <text:p>0,67</text:p>
          </table:table-cell>
          <table:table-cell table:style-name="ce26" table:number-columns-repeated="3"/>
          <table:table-cell table:style-name="ce12" table:formula="of:=IF([.G7]-[.$N$20]&lt;0;0;[.G7]-[.$N$20])" office:value-type="float" office:value="0.12" calcext:value-type="float">
            <text:p>0,12</text:p>
          </table:table-cell>
          <table:table-cell table:style-name="ce12" table:formula="of:=IF([.H7]-[.$N$20]&lt;0;0;[.H7]-[.$N$20])" office:value-type="float" office:value="0.611652470187394" calcext:value-type="float">
            <text:p>0,61</text:p>
          </table:table-cell>
          <table:table-cell table:style-name="ce12" table:formula="of:=IF([.I7]-[.$N$20]&lt;0;0;[.I7]-[.$N$20])" office:value-type="float" office:value="0.22" calcext:value-type="float">
            <text:p>0,22</text:p>
          </table:table-cell>
          <table:table-cell table:style-name="ce26" table:number-columns-repeated="3"/>
          <table:table-cell/>
          <table:table-cell table:style-name="ce12" table:formula="of:=IF([.N7]*[.$U$20]&gt;1;1;[.N7]*[.$U$20])" office:value-type="float" office:value="0.16" calcext:value-type="float">
            <text:p>0,16</text:p>
          </table:table-cell>
          <table:table-cell table:style-name="ce12" table:formula="of:=IF([.O7]*[.$U$20]&gt;1;1;[.O7]*[.$U$20])" office:value-type="float" office:value="0.815536626916525" calcext:value-type="float">
            <text:p>0,82</text:p>
          </table:table-cell>
          <table:table-cell table:style-name="ce12" table:formula="of:=IF([.P7]*[.$U$20]&gt;1;1;[.P7]*[.$U$20])" office:value-type="float" office:value="0.293333333333333" calcext:value-type="float">
            <text:p>0,29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ark_blue</text:p>
          </table:table-cell>
          <table:table-cell table:style-name="ce13" office:value-type="float" office:value="0.4" calcext:value-type="float">
            <text:p>0,40</text:p>
          </table:table-cell>
          <table:table-cell table:style-name="ce17" office:value-type="float" office:value="0.4" calcext:value-type="float">
            <text:p>0,40</text:p>
          </table:table-cell>
          <table:table-cell table:style-name="ce22" office:value-type="float" office:value="1" calcext:value-type="float">
            <text:p>1,00</text:p>
          </table:table-cell>
          <table:table-cell/>
          <table:table-cell table:style-name="ce12" table:formula="of:=[.$C8]+[.D8]-[.$C$20]" office:value-type="float" office:value="0.33" calcext:value-type="float">
            <text:p>0,33</text:p>
          </table:table-cell>
          <table:table-cell table:style-name="ce12" table:formula="of:=([.J8]-[.G8]*[.$E$20]-[.I8]*[.$E$22])/[.$E$21]" office:value-type="float" office:value="0.332725724020443" calcext:value-type="float">
            <text:p>0,33</text:p>
          </table:table-cell>
          <table:table-cell table:style-name="ce12" table:formula="of:=[.$C8]+[.E8]-[.$C$20]" office:value-type="float" office:value="0.93" calcext:value-type="float">
            <text:p>0,93</text:p>
          </table:table-cell>
          <table:table-cell table:style-name="ce12" table:formula="of:=[.C8]" office:value-type="float" office:value="0.4" calcext:value-type="float">
            <text:p>0,40</text:p>
          </table:table-cell>
          <table:table-cell table:style-name="ce26" table:number-columns-repeated="3"/>
          <table:table-cell table:style-name="ce12" table:formula="of:=IF([.G8]-[.$N$20]&lt;0;0;[.G8]-[.$N$20])" office:value-type="float" office:value="0.08" calcext:value-type="float">
            <text:p>0,08</text:p>
          </table:table-cell>
          <table:table-cell table:style-name="ce12" table:formula="of:=IF([.H8]-[.$N$20]&lt;0;0;[.H8]-[.$N$20])" office:value-type="float" office:value="0.0827257240204429" calcext:value-type="float">
            <text:p>0,08</text:p>
          </table:table-cell>
          <table:table-cell table:style-name="ce12" table:formula="of:=IF([.I8]-[.$N$20]&lt;0;0;[.I8]-[.$N$20])" office:value-type="float" office:value="0.68" calcext:value-type="float">
            <text:p>0,68</text:p>
          </table:table-cell>
          <table:table-cell table:style-name="ce26" table:number-columns-repeated="3"/>
          <table:table-cell/>
          <table:table-cell table:style-name="ce12" table:formula="of:=IF([.N8]*[.$U$20]&gt;1;1;[.N8]*[.$U$20])" office:value-type="float" office:value="0.106666666666667" calcext:value-type="float">
            <text:p>0,11</text:p>
          </table:table-cell>
          <table:table-cell table:style-name="ce12" table:formula="of:=IF([.O8]*[.$U$20]&gt;1;1;[.O8]*[.$U$20])" office:value-type="float" office:value="0.110300965360591" calcext:value-type="float">
            <text:p>0,11</text:p>
          </table:table-cell>
          <table:table-cell table:style-name="ce12" table:formula="of:=IF([.P8]*[.$U$20]&gt;1;1;[.P8]*[.$U$20])" office:value-type="float" office:value="0.906666666666667" calcext:value-type="float">
            <text:p>0,91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Light_blue</text:p>
          </table:table-cell>
          <table:table-cell table:style-name="ce13" office:value-type="float" office:value="0.53" calcext:value-type="float">
            <text:p>0,53</text:p>
          </table:table-cell>
          <table:table-cell table:style-name="ce17" office:value-type="float" office:value="0.43" calcext:value-type="float">
            <text:p>0,43</text:p>
          </table:table-cell>
          <table:table-cell table:style-name="ce22" office:value-type="float" office:value="0.93" calcext:value-type="float">
            <text:p>0,93</text:p>
          </table:table-cell>
          <table:table-cell/>
          <table:table-cell table:style-name="ce12" table:formula="of:=[.$C9]+[.D9]-[.$C$20]" office:value-type="float" office:value="0.49" calcext:value-type="float">
            <text:p>0,49</text:p>
          </table:table-cell>
          <table:table-cell table:style-name="ce12" table:formula="of:=([.J9]-[.G9]*[.$E$20]-[.I9]*[.$E$22])/[.$E$21]" office:value-type="float" office:value="0.461039182282794" calcext:value-type="float">
            <text:p>0,46</text:p>
          </table:table-cell>
          <table:table-cell table:style-name="ce12" table:formula="of:=[.$C9]+[.E9]-[.$C$20]" office:value-type="float" office:value="0.99" calcext:value-type="float">
            <text:p>0,99</text:p>
          </table:table-cell>
          <table:table-cell table:style-name="ce12" table:formula="of:=[.C9]" office:value-type="float" office:value="0.53" calcext:value-type="float">
            <text:p>0,53</text:p>
          </table:table-cell>
          <table:table-cell table:style-name="ce26" table:number-columns-repeated="3"/>
          <table:table-cell table:style-name="ce12" table:formula="of:=IF([.G9]-[.$N$20]&lt;0;0;[.G9]-[.$N$20])" office:value-type="float" office:value="0.24" calcext:value-type="float">
            <text:p>0,24</text:p>
          </table:table-cell>
          <table:table-cell table:style-name="ce12" table:formula="of:=IF([.H9]-[.$N$20]&lt;0;0;[.H9]-[.$N$20])" office:value-type="float" office:value="0.211039182282794" calcext:value-type="float">
            <text:p>0,21</text:p>
          </table:table-cell>
          <table:table-cell table:style-name="ce12" table:formula="of:=IF([.I9]-[.$N$20]&lt;0;0;[.I9]-[.$N$20])" office:value-type="float" office:value="0.74" calcext:value-type="float">
            <text:p>0,74</text:p>
          </table:table-cell>
          <table:table-cell table:style-name="ce26" table:number-columns-repeated="3"/>
          <table:table-cell/>
          <table:table-cell table:style-name="ce12" table:formula="of:=IF([.N9]*[.$U$20]&gt;1;1;[.N9]*[.$U$20])" office:value-type="float" office:value="0.32" calcext:value-type="float">
            <text:p>0,32</text:p>
          </table:table-cell>
          <table:table-cell table:style-name="ce12" table:formula="of:=IF([.O9]*[.$U$20]&gt;1;1;[.O9]*[.$U$20])" office:value-type="float" office:value="0.281385576377059" calcext:value-type="float">
            <text:p>0,28</text:p>
          </table:table-cell>
          <table:table-cell table:style-name="ce12" table:formula="of:=IF([.P9]*[.$U$20]&gt;1;1;[.P9]*[.$U$20])" office:value-type="float" office:value="0.986666666666667" calcext:value-type="float">
            <text:p>0,99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ark_red</text:p>
          </table:table-cell>
          <table:table-cell table:style-name="ce13" office:value-type="float" office:value="0.47" calcext:value-type="float">
            <text:p>0,47</text:p>
          </table:table-cell>
          <table:table-cell table:style-name="ce17" office:value-type="float" office:value="0.83" calcext:value-type="float">
            <text:p>0,83</text:p>
          </table:table-cell>
          <table:table-cell table:style-name="ce22" office:value-type="float" office:value="0.3" calcext:value-type="float">
            <text:p>0,30</text:p>
          </table:table-cell>
          <table:table-cell/>
          <table:table-cell table:style-name="ce12" table:formula="of:=[.$C10]+[.D10]-[.$C$20]" office:value-type="float" office:value="0.83" calcext:value-type="float">
            <text:p>0,83</text:p>
          </table:table-cell>
          <table:table-cell table:style-name="ce12" table:formula="of:=([.J10]-[.G10]*[.$E$20]-[.I10]*[.$E$22])/[.$E$21]" office:value-type="float" office:value="0.319642248722317" calcext:value-type="float">
            <text:p>0,32</text:p>
          </table:table-cell>
          <table:table-cell table:style-name="ce12" table:formula="of:=[.$C10]+[.E10]-[.$C$20]" office:value-type="float" office:value="0.3" calcext:value-type="float">
            <text:p>0,30</text:p>
          </table:table-cell>
          <table:table-cell table:style-name="ce12" table:formula="of:=[.C10]" office:value-type="float" office:value="0.47" calcext:value-type="float">
            <text:p>0,47</text:p>
          </table:table-cell>
          <table:table-cell table:style-name="ce26" table:number-columns-repeated="3"/>
          <table:table-cell table:style-name="ce12" table:formula="of:=IF([.G10]-[.$N$20]&lt;0;0;[.G10]-[.$N$20])" office:value-type="float" office:value="0.58" calcext:value-type="float">
            <text:p>0,58</text:p>
          </table:table-cell>
          <table:table-cell table:style-name="ce12" table:formula="of:=IF([.H10]-[.$N$20]&lt;0;0;[.H10]-[.$N$20])" office:value-type="float" office:value="0.0696422487223168" calcext:value-type="float">
            <text:p>0,07</text:p>
          </table:table-cell>
          <table:table-cell table:style-name="ce12" table:formula="of:=IF([.I10]-[.$N$20]&lt;0;0;[.I10]-[.$N$20])" office:value-type="float" office:value="0.05" calcext:value-type="float">
            <text:p>0,05</text:p>
          </table:table-cell>
          <table:table-cell table:style-name="ce26" table:number-columns-repeated="3"/>
          <table:table-cell/>
          <table:table-cell table:style-name="ce12" table:formula="of:=IF([.N10]*[.$U$20]&gt;1;1;[.N10]*[.$U$20])" office:value-type="float" office:value="0.773333333333333" calcext:value-type="float">
            <text:p>0,77</text:p>
          </table:table-cell>
          <table:table-cell table:style-name="ce12" table:formula="of:=IF([.O10]*[.$U$20]&gt;1;1;[.O10]*[.$U$20])" office:value-type="float" office:value="0.0928563316297557" calcext:value-type="float">
            <text:p>0,09</text:p>
          </table:table-cell>
          <table:table-cell table:style-name="ce12" table:formula="of:=IF([.P10]*[.$U$20]&gt;1;1;[.P10]*[.$U$20])" office:value-type="float" office:value="0.0666666666666667" calcext:value-type="float">
            <text:p>0,07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Cyan</text:p>
          </table:table-cell>
          <table:table-cell table:style-name="ce13" office:value-type="float" office:value="0.73" calcext:value-type="float">
            <text:p>0,73</text:p>
          </table:table-cell>
          <table:table-cell table:style-name="ce17" office:value-type="float" office:value="0" calcext:value-type="float">
            <text:p>0,00</text:p>
          </table:table-cell>
          <table:table-cell table:style-name="ce22" office:value-type="float" office:value="0.7" calcext:value-type="float">
            <text:p>0,70</text:p>
          </table:table-cell>
          <table:table-cell/>
          <table:table-cell table:style-name="ce12" table:formula="of:=[.$C11]+[.D11]-[.$C$20]" office:value-type="float" office:value="0.26" calcext:value-type="float">
            <text:p>0,26</text:p>
          </table:table-cell>
          <table:table-cell table:style-name="ce12" table:formula="of:=([.J11]-[.G11]*[.$E$20]-[.I11]*[.$E$22])/[.$E$21]" office:value-type="float" office:value="0.924735945485519" calcext:value-type="float">
            <text:p>0,92</text:p>
          </table:table-cell>
          <table:table-cell table:style-name="ce12" table:formula="of:=[.$C11]+[.E11]-[.$C$20]" office:value-type="float" office:value="0.96" calcext:value-type="float">
            <text:p>0,96</text:p>
          </table:table-cell>
          <table:table-cell table:style-name="ce12" table:formula="of:=[.C11]" office:value-type="float" office:value="0.73" calcext:value-type="float">
            <text:p>0,73</text:p>
          </table:table-cell>
          <table:table-cell table:style-name="ce26" table:number-columns-repeated="3"/>
          <table:table-cell table:style-name="ce12" table:formula="of:=IF([.G11]-[.$N$20]&lt;0;0;[.G11]-[.$N$20])" office:value-type="float" office:value="0.00999999999999995" calcext:value-type="float">
            <text:p>0,01</text:p>
          </table:table-cell>
          <table:table-cell table:style-name="ce12" table:formula="of:=IF([.H11]-[.$N$20]&lt;0;0;[.H11]-[.$N$20])" office:value-type="float" office:value="0.674735945485519" calcext:value-type="float">
            <text:p>0,67</text:p>
          </table:table-cell>
          <table:table-cell table:style-name="ce12" table:formula="of:=IF([.I11]-[.$N$20]&lt;0;0;[.I11]-[.$N$20])" office:value-type="float" office:value="0.71" calcext:value-type="float">
            <text:p>0,71</text:p>
          </table:table-cell>
          <table:table-cell table:style-name="ce26" table:number-columns-repeated="3"/>
          <table:table-cell/>
          <table:table-cell table:style-name="ce12" table:formula="of:=IF([.N11]*[.$U$20]&gt;1;1;[.N11]*[.$U$20])" office:value-type="float" office:value="0.0133333333333333" calcext:value-type="float">
            <text:p>0,01</text:p>
          </table:table-cell>
          <table:table-cell table:style-name="ce12" table:formula="of:=IF([.O11]*[.$U$20]&gt;1;1;[.O11]*[.$U$20])" office:value-type="float" office:value="0.899647927314025" calcext:value-type="float">
            <text:p>0,90</text:p>
          </table:table-cell>
          <table:table-cell table:style-name="ce12" table:formula="of:=IF([.P11]*[.$U$20]&gt;1;1;[.P11]*[.$U$20])" office:value-type="float" office:value="0.946666666666667" calcext:value-type="float">
            <text:p>0,95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edium_red</text:p>
          </table:table-cell>
          <table:table-cell table:style-name="ce13" office:value-type="float" office:value="0.53" calcext:value-type="float">
            <text:p>0,53</text:p>
          </table:table-cell>
          <table:table-cell table:style-name="ce17" office:value-type="float" office:value="0.93" calcext:value-type="float">
            <text:p>0,93</text:p>
          </table:table-cell>
          <table:table-cell table:style-name="ce22" office:value-type="float" office:value="0.27" calcext:value-type="float">
            <text:p>0,27</text:p>
          </table:table-cell>
          <table:table-cell/>
          <table:table-cell table:style-name="ce12" table:formula="of:=[.$C12]+[.D12]-[.$C$20]" office:value-type="float" office:value="0.99" calcext:value-type="float">
            <text:p>0,99</text:p>
          </table:table-cell>
          <table:table-cell table:style-name="ce12" table:formula="of:=([.J12]-[.G12]*[.$E$20]-[.I12]*[.$E$22])/[.$E$21]" office:value-type="float" office:value="0.334531516183986" calcext:value-type="float">
            <text:p>0,33</text:p>
          </table:table-cell>
          <table:table-cell table:style-name="ce12" table:formula="of:=[.$C12]+[.E12]-[.$C$20]" office:value-type="float" office:value="0.33" calcext:value-type="float">
            <text:p>0,33</text:p>
          </table:table-cell>
          <table:table-cell table:style-name="ce12" table:formula="of:=[.C12]" office:value-type="float" office:value="0.53" calcext:value-type="float">
            <text:p>0,53</text:p>
          </table:table-cell>
          <table:table-cell table:style-name="ce26" table:number-columns-repeated="3"/>
          <table:table-cell table:style-name="ce12" table:formula="of:=IF([.G12]-[.$N$20]&lt;0;0;[.G12]-[.$N$20])" office:value-type="float" office:value="0.74" calcext:value-type="float">
            <text:p>0,74</text:p>
          </table:table-cell>
          <table:table-cell table:style-name="ce12" table:formula="of:=IF([.H12]-[.$N$20]&lt;0;0;[.H12]-[.$N$20])" office:value-type="float" office:value="0.0845315161839864" calcext:value-type="float">
            <text:p>0,08</text:p>
          </table:table-cell>
          <table:table-cell table:style-name="ce12" table:formula="of:=IF([.I12]-[.$N$20]&lt;0;0;[.I12]-[.$N$20])" office:value-type="float" office:value="0.08" calcext:value-type="float">
            <text:p>0,08</text:p>
          </table:table-cell>
          <table:table-cell table:style-name="ce26" table:number-columns-repeated="3"/>
          <table:table-cell/>
          <table:table-cell table:style-name="ce12" table:formula="of:=IF([.N12]*[.$U$20]&gt;1;1;[.N12]*[.$U$20])" office:value-type="float" office:value="0.986666666666667" calcext:value-type="float">
            <text:p>0,99</text:p>
          </table:table-cell>
          <table:table-cell table:style-name="ce12" table:formula="of:=IF([.O12]*[.$U$20]&gt;1;1;[.O12]*[.$U$20])" office:value-type="float" office:value="0.112708688245315" calcext:value-type="float">
            <text:p>0,11</text:p>
          </table:table-cell>
          <table:table-cell table:style-name="ce12" table:formula="of:=IF([.P12]*[.$U$20]&gt;1;1;[.P12]*[.$U$20])" office:value-type="float" office:value="0.106666666666667" calcext:value-type="float">
            <text:p>0,11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Light_red</text:p>
          </table:table-cell>
          <table:table-cell table:style-name="ce13" office:value-type="float" office:value="0.67" calcext:value-type="float">
            <text:p>0,67</text:p>
          </table:table-cell>
          <table:table-cell table:style-name="ce17" office:value-type="float" office:value="0.8" calcext:value-type="float">
            <text:p>0,80</text:p>
          </table:table-cell>
          <table:table-cell table:style-name="ce22" office:value-type="float" office:value="0.27" calcext:value-type="float">
            <text:p>0,27</text:p>
          </table:table-cell>
          <table:table-cell/>
          <table:table-cell table:style-name="ce12" table:formula="of:=[.$C13]+[.D13]-[.$C$20]" office:value-type="float" office:value="1" calcext:value-type="float">
            <text:p>1,00</text:p>
          </table:table-cell>
          <table:table-cell table:style-name="ce12" table:formula="of:=([.J13]-[.G13]*[.$E$20]-[.I13]*[.$E$22])/[.$E$21]" office:value-type="float" office:value="0.540749574105622" calcext:value-type="float">
            <text:p>0,54</text:p>
          </table:table-cell>
          <table:table-cell table:style-name="ce12" table:formula="of:=[.$C13]+[.E13]-[.$C$20]" office:value-type="float" office:value="0.47" calcext:value-type="float">
            <text:p>0,47</text:p>
          </table:table-cell>
          <table:table-cell table:style-name="ce12" table:formula="of:=[.C13]" office:value-type="float" office:value="0.67" calcext:value-type="float">
            <text:p>0,67</text:p>
          </table:table-cell>
          <table:table-cell table:style-name="ce26" table:number-columns-repeated="3"/>
          <table:table-cell table:style-name="ce12" table:formula="of:=IF([.G13]-[.$N$20]&lt;0;0;[.G13]-[.$N$20])" office:value-type="float" office:value="0.75" calcext:value-type="float">
            <text:p>0,75</text:p>
          </table:table-cell>
          <table:table-cell table:style-name="ce12" table:formula="of:=IF([.H13]-[.$N$20]&lt;0;0;[.H13]-[.$N$20])" office:value-type="float" office:value="0.290749574105622" calcext:value-type="float">
            <text:p>0,29</text:p>
          </table:table-cell>
          <table:table-cell table:style-name="ce12" table:formula="of:=IF([.I13]-[.$N$20]&lt;0;0;[.I13]-[.$N$20])" office:value-type="float" office:value="0.22" calcext:value-type="float">
            <text:p>0,22</text:p>
          </table:table-cell>
          <table:table-cell table:style-name="ce26" table:number-columns-repeated="3"/>
          <table:table-cell/>
          <table:table-cell table:style-name="ce12" table:formula="of:=IF([.N13]*[.$U$20]&gt;1;1;[.N13]*[.$U$20])" office:value-type="float" office:value="1" calcext:value-type="float">
            <text:p>1,00</text:p>
          </table:table-cell>
          <table:table-cell table:style-name="ce12" table:formula="of:=IF([.O13]*[.$U$20]&gt;1;1;[.O13]*[.$U$20])" office:value-type="float" office:value="0.387666098807496" calcext:value-type="float">
            <text:p>0,39</text:p>
          </table:table-cell>
          <table:table-cell table:style-name="ce12" table:formula="of:=IF([.P13]*[.$U$20]&gt;1;1;[.P13]*[.$U$20])" office:value-type="float" office:value="0.293333333333333" calcext:value-type="float">
            <text:p>0,29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Dark_yellow</text:p>
          </table:table-cell>
          <table:table-cell table:style-name="ce13" office:value-type="float" office:value="0.73" calcext:value-type="float">
            <text:p>0,73</text:p>
          </table:table-cell>
          <table:table-cell table:style-name="ce17" office:value-type="float" office:value="0.57" calcext:value-type="float">
            <text:p>0,57</text:p>
          </table:table-cell>
          <table:table-cell table:style-name="ce22" office:value-type="float" office:value="0.07" calcext:value-type="float">
            <text:p>0,07</text:p>
          </table:table-cell>
          <table:table-cell/>
          <table:table-cell table:style-name="ce12" table:formula="of:=[.$C14]+[.D14]-[.$C$20]" office:value-type="float" office:value="0.83" calcext:value-type="float">
            <text:p>0,83</text:p>
          </table:table-cell>
          <table:table-cell table:style-name="ce12" table:formula="of:=([.J14]-[.G14]*[.$E$20]-[.I14]*[.$E$22])/[.$E$21]" office:value-type="float" office:value="0.756746166950596" calcext:value-type="float">
            <text:p>0,76</text:p>
          </table:table-cell>
          <table:table-cell table:style-name="ce12" table:formula="of:=[.$C14]+[.E14]-[.$C$20]" office:value-type="float" office:value="0.33" calcext:value-type="float">
            <text:p>0,33</text:p>
          </table:table-cell>
          <table:table-cell table:style-name="ce12" table:formula="of:=[.C14]" office:value-type="float" office:value="0.73" calcext:value-type="float">
            <text:p>0,73</text:p>
          </table:table-cell>
          <table:table-cell table:style-name="ce26" table:number-columns-repeated="3"/>
          <table:table-cell table:style-name="ce12" table:formula="of:=IF([.G14]-[.$N$20]&lt;0;0;[.G14]-[.$N$20])" office:value-type="float" office:value="0.58" calcext:value-type="float">
            <text:p>0,58</text:p>
          </table:table-cell>
          <table:table-cell table:style-name="ce12" table:formula="of:=IF([.H14]-[.$N$20]&lt;0;0;[.H14]-[.$N$20])" office:value-type="float" office:value="0.506746166950596" calcext:value-type="float">
            <text:p>0,51</text:p>
          </table:table-cell>
          <table:table-cell table:style-name="ce12" table:formula="of:=IF([.I14]-[.$N$20]&lt;0;0;[.I14]-[.$N$20])" office:value-type="float" office:value="0.08" calcext:value-type="float">
            <text:p>0,08</text:p>
          </table:table-cell>
          <table:table-cell table:style-name="ce26" table:number-columns-repeated="3"/>
          <table:table-cell/>
          <table:table-cell table:style-name="ce12" table:formula="of:=IF([.N14]*[.$U$20]&gt;1;1;[.N14]*[.$U$20])" office:value-type="float" office:value="0.773333333333333" calcext:value-type="float">
            <text:p>0,77</text:p>
          </table:table-cell>
          <table:table-cell table:style-name="ce12" table:formula="of:=IF([.O14]*[.$U$20]&gt;1;1;[.O14]*[.$U$20])" office:value-type="float" office:value="0.675661555934128" calcext:value-type="float">
            <text:p>0,68</text:p>
          </table:table-cell>
          <table:table-cell table:style-name="ce12" table:formula="of:=IF([.P14]*[.$U$20]&gt;1;1;[.P14]*[.$U$20])" office:value-type="float" office:value="0.106666666666667" calcext:value-type="float">
            <text:p>0,11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Light_yellow</text:p>
          </table:table-cell>
          <table:table-cell table:style-name="ce13" office:value-type="float" office:value="0.8" calcext:value-type="float">
            <text:p>0,80</text:p>
          </table:table-cell>
          <table:table-cell table:style-name="ce17" office:value-type="float" office:value="0.57" calcext:value-type="float">
            <text:p>0,57</text:p>
          </table:table-cell>
          <table:table-cell table:style-name="ce22" office:value-type="float" office:value="0.17" calcext:value-type="float">
            <text:p>0,17</text:p>
          </table:table-cell>
          <table:table-cell/>
          <table:table-cell table:style-name="ce12" table:formula="of:=[.$C15]+[.D15]-[.$C$20]" office:value-type="float" office:value="0.9" calcext:value-type="float">
            <text:p>0,90</text:p>
          </table:table-cell>
          <table:table-cell table:style-name="ce12" table:formula="of:=([.J15]-[.G15]*[.$E$20]-[.I15]*[.$E$22])/[.$E$21]" office:value-type="float" office:value="0.80732538330494" calcext:value-type="float">
            <text:p>0,81</text:p>
          </table:table-cell>
          <table:table-cell table:style-name="ce12" table:formula="of:=[.$C15]+[.E15]-[.$C$20]" office:value-type="float" office:value="0.5" calcext:value-type="float">
            <text:p>0,50</text:p>
          </table:table-cell>
          <table:table-cell table:style-name="ce12" table:formula="of:=[.C15]" office:value-type="float" office:value="0.8" calcext:value-type="float">
            <text:p>0,80</text:p>
          </table:table-cell>
          <table:table-cell table:style-name="ce26" table:number-columns-repeated="3"/>
          <table:table-cell table:style-name="ce12" table:formula="of:=IF([.G15]-[.$N$20]&lt;0;0;[.G15]-[.$N$20])" office:value-type="float" office:value="0.65" calcext:value-type="float">
            <text:p>0,65</text:p>
          </table:table-cell>
          <table:table-cell table:style-name="ce12" table:formula="of:=IF([.H15]-[.$N$20]&lt;0;0;[.H15]-[.$N$20])" office:value-type="float" office:value="0.55732538330494" calcext:value-type="float">
            <text:p>0,56</text:p>
          </table:table-cell>
          <table:table-cell table:style-name="ce12" table:formula="of:=IF([.I15]-[.$N$20]&lt;0;0;[.I15]-[.$N$20])" office:value-type="float" office:value="0.25" calcext:value-type="float">
            <text:p>0,25</text:p>
          </table:table-cell>
          <table:table-cell table:style-name="ce26" table:number-columns-repeated="3"/>
          <table:table-cell/>
          <table:table-cell table:style-name="ce12" table:formula="of:=IF([.N15]*[.$U$20]&gt;1;1;[.N15]*[.$U$20])" office:value-type="float" office:value="0.866666666666667" calcext:value-type="float">
            <text:p>0,87</text:p>
          </table:table-cell>
          <table:table-cell table:style-name="ce12" table:formula="of:=IF([.O15]*[.$U$20]&gt;1;1;[.O15]*[.$U$20])" office:value-type="float" office:value="0.743100511073253" calcext:value-type="float">
            <text:p>0,74</text:p>
          </table:table-cell>
          <table:table-cell table:style-name="ce12" table:formula="of:=IF([.P15]*[.$U$20]&gt;1;1;[.P15]*[.$U$20])" office:value-type="float" office:value="0.333333333333333" calcext:value-type="float">
            <text:p>0,33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ark_green</text:p>
          </table:table-cell>
          <table:table-cell table:style-name="ce13" office:value-type="float" office:value="0.47" calcext:value-type="float">
            <text:p>0,47</text:p>
          </table:table-cell>
          <table:table-cell table:style-name="ce17" office:value-type="float" office:value="0.13" calcext:value-type="float">
            <text:p>0,13</text:p>
          </table:table-cell>
          <table:table-cell table:style-name="ce22" office:value-type="float" office:value="0.23" calcext:value-type="float">
            <text:p>0,23</text:p>
          </table:table-cell>
          <table:table-cell/>
          <table:table-cell table:style-name="ce12" table:formula="of:=[.$C16]+[.D16]-[.$C$20]" office:value-type="float" office:value="0.13" calcext:value-type="float">
            <text:p>0,13</text:p>
          </table:table-cell>
          <table:table-cell table:style-name="ce12" table:formula="of:=([.J16]-[.G16]*[.$E$20]-[.I16]*[.$E$22])/[.$E$21]" office:value-type="float" office:value="0.689795570698467" calcext:value-type="float">
            <text:p>0,69</text:p>
          </table:table-cell>
          <table:table-cell table:style-name="ce12" table:formula="of:=[.$C16]+[.E16]-[.$C$20]" office:value-type="float" office:value="0.23" calcext:value-type="float">
            <text:p>0,23</text:p>
          </table:table-cell>
          <table:table-cell table:style-name="ce12" table:formula="of:=[.C16]" office:value-type="float" office:value="0.47" calcext:value-type="float">
            <text:p>0,47</text:p>
          </table:table-cell>
          <table:table-cell table:style-name="ce26" table:number-columns-repeated="3"/>
          <table:table-cell table:style-name="ce12" table:formula="of:=IF([.G16]-[.$N$20]&lt;0;0;[.G16]-[.$N$20])" office:value-type="float" office:value="0" calcext:value-type="float">
            <text:p>0,00</text:p>
          </table:table-cell>
          <table:table-cell table:style-name="ce12" table:formula="of:=IF([.H16]-[.$N$20]&lt;0;0;[.H16]-[.$N$20])" office:value-type="float" office:value="0.439795570698467" calcext:value-type="float">
            <text:p>0,44</text:p>
          </table:table-cell>
          <table:table-cell table:style-name="ce12" table:formula="of:=IF([.I16]-[.$N$20]&lt;0;0;[.I16]-[.$N$20])" office:value-type="float" office:value="0" calcext:value-type="float">
            <text:p>0,00</text:p>
          </table:table-cell>
          <table:table-cell table:style-name="ce26" table:number-columns-repeated="3"/>
          <table:table-cell/>
          <table:table-cell table:style-name="ce12" table:formula="of:=IF([.N16]*[.$U$20]&gt;1;1;[.N16]*[.$U$20])" office:value-type="float" office:value="0" calcext:value-type="float">
            <text:p>0,00</text:p>
          </table:table-cell>
          <table:table-cell table:style-name="ce12" table:formula="of:=IF([.O16]*[.$U$20]&gt;1;1;[.O16]*[.$U$20])" office:value-type="float" office:value="0.586394094264623" calcext:value-type="float">
            <text:p>0,59</text:p>
          </table:table-cell>
          <table:table-cell table:style-name="ce12" table:formula="of:=IF([.P16]*[.$U$20]&gt;1;1;[.P16]*[.$U$20])" office:value-type="float" office:value="0" calcext:value-type="float">
            <text:p>0,00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agenta</text:p>
          </table:table-cell>
          <table:table-cell table:style-name="ce13" office:value-type="float" office:value="0.53" calcext:value-type="float">
            <text:p>0,53</text:p>
          </table:table-cell>
          <table:table-cell table:style-name="ce17" office:value-type="float" office:value="0.73" calcext:value-type="float">
            <text:p>0,73</text:p>
          </table:table-cell>
          <table:table-cell table:style-name="ce22" office:value-type="float" office:value="0.67" calcext:value-type="float">
            <text:p>0,67</text:p>
          </table:table-cell>
          <table:table-cell/>
          <table:table-cell table:style-name="ce12" table:formula="of:=[.$C17]+[.D17]-[.$C$20]" office:value-type="float" office:value="0.79" calcext:value-type="float">
            <text:p>0,79</text:p>
          </table:table-cell>
          <table:table-cell table:style-name="ce12" table:formula="of:=([.J17]-[.G17]*[.$E$20]-[.I17]*[.$E$22])/[.$E$21]" office:value-type="float" office:value="0.358722316865417" calcext:value-type="float">
            <text:p>0,36</text:p>
          </table:table-cell>
          <table:table-cell table:style-name="ce12" table:formula="of:=[.$C17]+[.E17]-[.$C$20]" office:value-type="float" office:value="0.73" calcext:value-type="float">
            <text:p>0,73</text:p>
          </table:table-cell>
          <table:table-cell table:style-name="ce12" table:formula="of:=[.C17]" office:value-type="float" office:value="0.53" calcext:value-type="float">
            <text:p>0,53</text:p>
          </table:table-cell>
          <table:table-cell table:style-name="ce26" table:number-columns-repeated="3"/>
          <table:table-cell table:style-name="ce12" table:formula="of:=IF([.G17]-[.$N$20]&lt;0;0;[.G17]-[.$N$20])" office:value-type="float" office:value="0.54" calcext:value-type="float">
            <text:p>0,54</text:p>
          </table:table-cell>
          <table:table-cell table:style-name="ce12" table:formula="of:=IF([.H17]-[.$N$20]&lt;0;0;[.H17]-[.$N$20])" office:value-type="float" office:value="0.108722316865417" calcext:value-type="float">
            <text:p>0,11</text:p>
          </table:table-cell>
          <table:table-cell table:style-name="ce12" table:formula="of:=IF([.I17]-[.$N$20]&lt;0;0;[.I17]-[.$N$20])" office:value-type="float" office:value="0.48" calcext:value-type="float">
            <text:p>0,48</text:p>
          </table:table-cell>
          <table:table-cell table:style-name="ce26" table:number-columns-repeated="3"/>
          <table:table-cell/>
          <table:table-cell table:style-name="ce12" table:formula="of:=IF([.N17]*[.$U$20]&gt;1;1;[.N17]*[.$U$20])" office:value-type="float" office:value="0.72" calcext:value-type="float">
            <text:p>0,72</text:p>
          </table:table-cell>
          <table:table-cell table:style-name="ce12" table:formula="of:=IF([.O17]*[.$U$20]&gt;1;1;[.O17]*[.$U$20])" office:value-type="float" office:value="0.144963089153889" calcext:value-type="float">
            <text:p>0,14</text:p>
          </table:table-cell>
          <table:table-cell table:style-name="ce12" table:formula="of:=IF([.P17]*[.$U$20]&gt;1;1;[.P17]*[.$U$20])" office:value-type="float" office:value="0.64" calcext:value-type="float">
            <text:p>0,64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Gray</text:p>
          </table:table-cell>
          <table:table-cell table:style-name="ce13" office:value-type="float" office:value="0.8" calcext:value-type="float">
            <text:p>0,80</text:p>
          </table:table-cell>
          <table:table-cell table:style-name="ce17" office:value-type="float" office:value="0.47" calcext:value-type="float">
            <text:p>0,47</text:p>
          </table:table-cell>
          <table:table-cell table:style-name="ce22" office:value-type="float" office:value="0.47" calcext:value-type="float">
            <text:p>0,47</text:p>
          </table:table-cell>
          <table:table-cell/>
          <table:table-cell table:style-name="ce12" table:formula="of:=[.$C18]+[.D18]-[.$C$20]" office:value-type="float" office:value="0.8" calcext:value-type="float">
            <text:p>0,80</text:p>
          </table:table-cell>
          <table:table-cell table:style-name="ce12" table:formula="of:=([.J18]-[.G18]*[.$E$20]-[.I18]*[.$E$22])/[.$E$21]" office:value-type="float" office:value="0.8" calcext:value-type="float">
            <text:p>0,80</text:p>
          </table:table-cell>
          <table:table-cell table:style-name="ce12" table:formula="of:=[.$C18]+[.E18]-[.$C$20]" office:value-type="float" office:value="0.8" calcext:value-type="float">
            <text:p>0,80</text:p>
          </table:table-cell>
          <table:table-cell table:style-name="ce12" table:formula="of:=[.C18]" office:value-type="float" office:value="0.8" calcext:value-type="float">
            <text:p>0,80</text:p>
          </table:table-cell>
          <table:table-cell table:style-name="ce26" table:number-columns-repeated="3"/>
          <table:table-cell table:style-name="ce12" table:formula="of:=IF([.G18]-[.$N$20]&lt;0;0;[.G18]-[.$N$20])" office:value-type="float" office:value="0.55" calcext:value-type="float">
            <text:p>0,55</text:p>
          </table:table-cell>
          <table:table-cell table:style-name="ce12" table:formula="of:=IF([.H18]-[.$N$20]&lt;0;0;[.H18]-[.$N$20])" office:value-type="float" office:value="0.55" calcext:value-type="float">
            <text:p>0,55</text:p>
          </table:table-cell>
          <table:table-cell table:style-name="ce12" table:formula="of:=IF([.I18]-[.$N$20]&lt;0;0;[.I18]-[.$N$20])" office:value-type="float" office:value="0.55" calcext:value-type="float">
            <text:p>0,55</text:p>
          </table:table-cell>
          <table:table-cell table:style-name="ce26" table:number-columns-repeated="3"/>
          <table:table-cell/>
          <table:table-cell table:style-name="ce12" table:formula="of:=IF([.N18]*[.$U$20]&gt;1;1;[.N18]*[.$U$20])" office:value-type="float" office:value="0.733333333333333" calcext:value-type="float">
            <text:p>0,73</text:p>
          </table:table-cell>
          <table:table-cell table:style-name="ce12" table:formula="of:=IF([.O18]*[.$U$20]&gt;1;1;[.O18]*[.$U$20])" office:value-type="float" office:value="0.733333333333333" calcext:value-type="float">
            <text:p>0,73</text:p>
          </table:table-cell>
          <table:table-cell table:style-name="ce12" table:formula="of:=IF([.P18]*[.$U$20]&gt;1;1;[.P18]*[.$U$20])" office:value-type="float" office:value="0.733333333333333" calcext:value-type="float">
            <text:p>0,73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White</text:p>
          </table:table-cell>
          <table:table-cell table:style-name="ce14" office:value-type="float" office:value="1" calcext:value-type="float">
            <text:p>1,00</text:p>
          </table:table-cell>
          <table:table-cell table:style-name="ce18" office:value-type="float" office:value="0.47" calcext:value-type="float">
            <text:p>0,47</text:p>
          </table:table-cell>
          <table:table-cell table:style-name="ce23" office:value-type="float" office:value="0.47" calcext:value-type="float">
            <text:p>0,47</text:p>
          </table:table-cell>
          <table:table-cell/>
          <table:table-cell table:style-name="ce12" table:formula="of:=[.$C19]+[.D19]-[.$C$20]" office:value-type="float" office:value="1" calcext:value-type="float">
            <text:p>1,00</text:p>
          </table:table-cell>
          <table:table-cell table:style-name="ce12" table:formula="of:=([.J19]-[.G19]*[.$E$20]-[.I19]*[.$E$22])/[.$E$21]" office:value-type="float" office:value="1" calcext:value-type="float">
            <text:p>1,00</text:p>
          </table:table-cell>
          <table:table-cell table:style-name="ce12" table:formula="of:=[.$C19]+[.E19]-[.$C$20]" office:value-type="float" office:value="1" calcext:value-type="float">
            <text:p>1,00</text:p>
          </table:table-cell>
          <table:table-cell table:style-name="ce12" table:formula="of:=[.C19]" office:value-type="float" office:value="1" calcext:value-type="float">
            <text:p>1,00</text:p>
          </table:table-cell>
          <table:table-cell table:style-name="ce26" table:number-columns-repeated="3"/>
          <table:table-cell table:style-name="ce12" table:formula="of:=IF([.G19]-[.$N$20]&lt;0;0;[.G19]-[.$N$20])" office:value-type="float" office:value="0.75" calcext:value-type="float">
            <text:p>0,75</text:p>
          </table:table-cell>
          <table:table-cell table:style-name="ce12" table:formula="of:=IF([.H19]-[.$N$20]&lt;0;0;[.H19]-[.$N$20])" office:value-type="float" office:value="0.75" calcext:value-type="float">
            <text:p>0,75</text:p>
          </table:table-cell>
          <table:table-cell table:style-name="ce12" table:formula="of:=IF([.I19]-[.$N$20]&lt;0;0;[.I19]-[.$N$20])" office:value-type="float" office:value="0.75" calcext:value-type="float">
            <text:p>0,75</text:p>
          </table:table-cell>
          <table:table-cell table:style-name="ce26" table:number-columns-repeated="3"/>
          <table:table-cell/>
          <table:table-cell table:style-name="ce12" table:formula="of:=IF([.N19]*[.$U$20]&gt;1;1;[.N19]*[.$U$20])" office:value-type="float" office:value="1" calcext:value-type="float">
            <text:p>1,00</text:p>
          </table:table-cell>
          <table:table-cell table:style-name="ce12" table:formula="of:=IF([.O19]*[.$U$20]&gt;1;1;[.O19]*[.$U$20])" office:value-type="float" office:value="1" calcext:value-type="float">
            <text:p>1,00</text:p>
          </table:table-cell>
          <table:table-cell table:style-name="ce12" table:formula="of:=IF([.P19]*[.$U$20]&gt;1;1;[.P19]*[.$U$20])" office:value-type="float" office:value="1" calcext:value-type="float">
            <text:p>1,00</text:p>
          </table:table-cell>
          <table:table-cell table:style-name="ce3"/>
          <table:table-cell table:style-name="ce26"/>
          <table:table-cell table:number-columns-repeated="999"/>
        </table:table-row>
        <table:table-row table:style-name="ro2">
          <table:table-cell table:number-columns-repeated="2"/>
          <table:table-cell office:value-type="float" office:value="0.47" calcext:value-type="float">
            <text:p>0,47</text:p>
          </table:table-cell>
          <table:table-cell table:style-name="ce19" office:value-type="string" calcext:value-type="string">
            <text:p>Kr:</text:p>
          </table:table-cell>
          <table:table-cell table:style-name="ce24" office:value-type="float" office:value="0.299" calcext:value-type="float">
            <text:p>0,299</text:p>
          </table:table-cell>
          <table:table-cell table:number-columns-repeated="8"/>
          <table:table-cell office:value-type="float" office:value="0.25" calcext:value-type="float">
            <text:p>0,25</text:p>
          </table:table-cell>
          <table:table-cell table:number-columns-repeated="4"/>
          <table:table-cell table:style-name="ce26"/>
          <table:table-cell/>
          <table:table-cell table:formula="of:=4/3" office:value-type="float" office:value="1.33333333333333" calcext:value-type="float">
            <text:p>1,33333333333333</text:p>
          </table:table-cell>
          <table:table-cell table:number-columns-repeated="2"/>
          <table:table-cell table:style-name="ce3"/>
          <table:table-cell table:number-columns-repeated="1000"/>
        </table:table-row>
        <table:table-row table:style-name="ro2">
          <table:table-cell table:style-name="ce5" table:number-columns-repeated="3"/>
          <table:table-cell table:style-name="ce19" office:value-type="string" calcext:value-type="string">
            <text:p>Kg:</text:p>
          </table:table-cell>
          <table:table-cell table:style-name="ce24" table:formula="of:=1-[.E20]-[.E22]" office:value-type="float" office:value="0.587" calcext:value-type="float">
            <text:p>0,587</text:p>
          </table:table-cell>
          <table:table-cell table:number-columns-repeated="13"/>
          <table:table-cell table:style-name="ce26"/>
          <table:table-cell table:number-columns-repeated="1005"/>
        </table:table-row>
        <table:table-row table:style-name="ro2">
          <table:table-cell table:style-name="ce6"/>
          <table:table-cell table:style-name="ce8" table:number-columns-repeated="2"/>
          <table:table-cell table:style-name="ce19" office:value-type="string" calcext:value-type="string">
            <text:p>Kb:</text:p>
          </table:table-cell>
          <table:table-cell table:style-name="ce24" office:value-type="float" office:value="0.114" calcext:value-type="float">
            <text:p>0,114</text:p>
          </table:table-cell>
          <table:table-cell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Y</text:p>
          </table:table-cell>
          <table:table-cell table:style-name="ce26" table:number-columns-repeated="2"/>
          <table:table-cell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Y</text:p>
          </table:table-cell>
          <table:table-cell table:style-name="ce26"/>
          <table:table-cell table:number-columns-repeated="2"/>
          <table:table-cell table:style-name="ce15" office:value-type="string" calcext:value-type="string">
            <text:p>R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B</text:p>
          </table:table-cell>
          <table:table-cell table:style-name="ce15" office:value-type="string" calcext:value-type="string">
            <text:p>Y</text:p>
          </table:table-cell>
          <table:table-cell table:style-name="ce26"/>
          <table:table-cell table:number-columns-repeated="999"/>
        </table:table-row>
        <table:table-row table:style-name="ro2">
          <table:table-cell table:style-name="ce6"/>
          <table:table-cell table:style-name="ce8" table:number-columns-repeated="2"/>
          <table:table-cell table:style-name="ce5" table:number-columns-repeated="2"/>
          <table:table-cell/>
          <table:table-cell table:style-name="ce25" table:formula="of:=[.G5]*255" office:value-type="float" office:value="0" calcext:value-type="float">
            <text:p>0</text:p>
          </table:table-cell>
          <table:table-cell table:style-name="ce25" table:formula="of:=[.H5]*255" office:value-type="float" office:value="0" calcext:value-type="float">
            <text:p>0</text:p>
          </table:table-cell>
          <table:table-cell table:style-name="ce25" table:formula="of:=[.I5]*255" office:value-type="float" office:value="0" calcext:value-type="float">
            <text:p>0</text:p>
          </table:table-cell>
          <table:table-cell table:style-name="ce25" table:formula="of:=[.G23]*[.$E$20]+[.H23]*[.$E$21]+[.I23]*[.$E$22]" office:value-type="float" office:value="0" calcext:value-type="float">
            <text:p>0</text:p>
          </table:table-cell>
          <table:table-cell table:formula="of:=&quot;{&quot; &amp; ROUND([.G23];0) &amp; &quot;,&quot; &amp; ROUND([.H23];0) &amp; &quot;,&quot; &amp; ROUND([.I23];0) &amp; &quot;,&quot; &amp; ROUND([.J23];0) &amp; &quot;},&quot;" office:value-type="string" office:string-value="{0,0,0,0}," calcext:value-type="string">
            <text:p>{0,0,0,0},</text:p>
          </table:table-cell>
          <table:table-cell table:style-name="ce27"/>
          <table:table-cell/>
          <table:table-cell table:style-name="ce25" table:formula="of:=[.N5]*255" office:value-type="float" office:value="0" calcext:value-type="float">
            <text:p>0</text:p>
          </table:table-cell>
          <table:table-cell table:style-name="ce25" table:formula="of:=[.O5]*255" office:value-type="float" office:value="0" calcext:value-type="float">
            <text:p>0</text:p>
          </table:table-cell>
          <table:table-cell table:style-name="ce25" table:formula="of:=[.P5]*255" office:value-type="float" office:value="0" calcext:value-type="float">
            <text:p>0</text:p>
          </table:table-cell>
          <table:table-cell table:style-name="ce25" table:formula="of:=[.N23]*[.$E$20]+[.O23]*[.$E$21]+[.P23]*[.$E$22]" office:value-type="float" office:value="0" calcext:value-type="float">
            <text:p>0</text:p>
          </table:table-cell>
          <table:table-cell table:formula="of:=&quot;{&quot; &amp; ROUND([.N23];0) &amp; &quot;,&quot; &amp; ROUND([.O23];0) &amp; &quot;,&quot; &amp; ROUND([.P23];0) &amp; &quot;,&quot; &amp; ROUND([.Q23];0) &amp; &quot;},&quot;" office:value-type="string" office:string-value="{0,0,0,0}," calcext:value-type="string">
            <text:p>{0,0,0,0},</text:p>
          </table:table-cell>
          <table:table-cell table:style-name="ce42"/>
          <table:table-cell/>
          <table:table-cell table:style-name="ce25" table:formula="of:=[.U5]*255" office:value-type="float" office:value="0" calcext:value-type="float">
            <text:p>0</text:p>
          </table:table-cell>
          <table:table-cell table:style-name="ce25" table:formula="of:=[.V5]*255" office:value-type="float" office:value="0" calcext:value-type="float">
            <text:p>0</text:p>
          </table:table-cell>
          <table:table-cell table:style-name="ce25" table:formula="of:=[.W5]*255" office:value-type="float" office:value="0" calcext:value-type="float">
            <text:p>0</text:p>
          </table:table-cell>
          <table:table-cell table:style-name="ce25" table:formula="of:=[.U23]*[.$E$20]+[.V23]*[.$E$21]+[.W23]*[.$E$22]" office:value-type="float" office:value="0" calcext:value-type="float">
            <text:p>0</text:p>
          </table:table-cell>
          <table:table-cell table:formula="of:=&quot;{&quot; &amp; ROUND([.U23];0) &amp; &quot;,&quot; &amp; ROUND([.V23];0) &amp; &quot;,&quot; &amp; ROUND([.W23];0) &amp; &quot;,&quot; &amp; ROUND([.X23];0) &amp; &quot;},&quot;" office:value-type="string" office:string-value="{0,0,0,0}," calcext:value-type="string">
            <text:p>{0,0,0,0},</text:p>
          </table:table-cell>
          <table:table-cell table:style-name="ce42"/>
          <table:table-cell table:number-columns-repeated="998"/>
        </table:table-row>
        <table:table-row table:style-name="ro2">
          <table:table-cell table:style-name="ce6"/>
          <table:table-cell table:style-name="ce8"/>
          <table:table-cell/>
          <table:table-cell table:style-name="ce5" table:number-columns-repeated="2"/>
          <table:table-cell/>
          <table:table-cell table:style-name="ce25" table:formula="of:=[.G6]*255" office:value-type="float" office:value="33.15" calcext:value-type="float">
            <text:p>33</text:p>
          </table:table-cell>
          <table:table-cell table:style-name="ce25" table:formula="of:=[.H6]*255" office:value-type="float" office:value="200.476916524702" calcext:value-type="float">
            <text:p>200</text:p>
          </table:table-cell>
          <table:table-cell table:style-name="ce25" table:formula="of:=[.I6]*255" office:value-type="float" office:value="66.3" calcext:value-type="float">
            <text:p>66</text:p>
          </table:table-cell>
          <table:table-cell table:style-name="ce25" table:formula="of:=[.G24]*[.$E$20]+[.H24]*[.$E$21]+[.I24]*[.$E$22]" office:value-type="float" office:value="135.15" calcext:value-type="float">
            <text:p>135</text:p>
          </table:table-cell>
          <table:table-cell table:formula="of:=&quot;{&quot; &amp; ROUND([.G24];0) &amp; &quot;,&quot; &amp; ROUND([.H24];0) &amp; &quot;,&quot; &amp; ROUND([.I24];0) &amp; &quot;,&quot; &amp; ROUND([.J24];0) &amp; &quot;},&quot;" office:value-type="string" office:string-value="{33,200,66,135}," calcext:value-type="string">
            <text:p>{33,200,66,135},</text:p>
          </table:table-cell>
          <table:table-cell table:style-name="ce28"/>
          <table:table-cell/>
          <table:table-cell table:style-name="ce25" table:formula="of:=[.N6]*255" office:value-type="float" office:value="0" calcext:value-type="float">
            <text:p>0</text:p>
          </table:table-cell>
          <table:table-cell table:style-name="ce25" table:formula="of:=[.O6]*255" office:value-type="float" office:value="136.726916524702" calcext:value-type="float">
            <text:p>137</text:p>
          </table:table-cell>
          <table:table-cell table:style-name="ce25" table:formula="of:=[.P6]*255" office:value-type="float" office:value="2.54999999999999" calcext:value-type="float">
            <text:p>3</text:p>
          </table:table-cell>
          <table:table-cell table:style-name="ce25" table:formula="of:=[.N24]*[.$E$20]+[.O24]*[.$E$21]+[.P24]*[.$E$22]" office:value-type="float" office:value="80.5494" calcext:value-type="float">
            <text:p>81</text:p>
          </table:table-cell>
          <table:table-cell table:formula="of:=&quot;{&quot; &amp; ROUND([.N24];0) &amp; &quot;,&quot; &amp; ROUND([.O24];0) &amp; &quot;,&quot; &amp; ROUND([.P24];0) &amp; &quot;,&quot; &amp; ROUND([.Q24];0) &amp; &quot;},&quot;" office:value-type="string" office:string-value="{0,137,3,81}," calcext:value-type="string">
            <text:p>{0,137,3,81},</text:p>
          </table:table-cell>
          <table:table-cell table:style-name="ce43"/>
          <table:table-cell/>
          <table:table-cell table:style-name="ce25" table:formula="of:=[.U6]*255" office:value-type="float" office:value="0" calcext:value-type="float">
            <text:p>0</text:p>
          </table:table-cell>
          <table:table-cell table:style-name="ce25" table:formula="of:=[.V6]*255" office:value-type="float" office:value="182.302555366269" calcext:value-type="float">
            <text:p>182</text:p>
          </table:table-cell>
          <table:table-cell table:style-name="ce25" table:formula="of:=[.W6]*255" office:value-type="float" office:value="3.39999999999998" calcext:value-type="float">
            <text:p>3</text:p>
          </table:table-cell>
          <table:table-cell table:style-name="ce25" table:formula="of:=[.U24]*[.$E$20]+[.V24]*[.$E$21]+[.W24]*[.$E$22]" office:value-type="float" office:value="107.3992" calcext:value-type="float">
            <text:p>107</text:p>
          </table:table-cell>
          <table:table-cell table:formula="of:=&quot;{&quot; &amp; ROUND([.U24];0) &amp; &quot;,&quot; &amp; ROUND([.V24];0) &amp; &quot;,&quot; &amp; ROUND([.W24];0) &amp; &quot;,&quot; &amp; ROUND([.X24];0) &amp; &quot;},&quot;" office:value-type="string" office:string-value="{0,182,3,107}," calcext:value-type="string">
            <text:p>{0,182,3,107},</text:p>
          </table:table-cell>
          <table:table-cell table:style-name="ce125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7]*255" office:value-type="float" office:value="94.35" calcext:value-type="float">
            <text:p>94</text:p>
          </table:table-cell>
          <table:table-cell table:style-name="ce25" table:formula="of:=[.H7]*255" office:value-type="float" office:value="219.721379897785" calcext:value-type="float">
            <text:p>220</text:p>
          </table:table-cell>
          <table:table-cell table:style-name="ce25" table:formula="of:=[.I7]*255" office:value-type="float" office:value="119.85" calcext:value-type="float">
            <text:p>120</text:p>
          </table:table-cell>
          <table:table-cell table:style-name="ce25" table:formula="of:=[.G25]*[.$E$20]+[.H25]*[.$E$21]+[.I25]*[.$E$22]" office:value-type="float" office:value="170.85" calcext:value-type="float">
            <text:p>171</text:p>
          </table:table-cell>
          <table:table-cell table:formula="of:=&quot;{&quot; &amp; ROUND([.G25];0) &amp; &quot;,&quot; &amp; ROUND([.H25];0) &amp; &quot;,&quot; &amp; ROUND([.I25];0) &amp; &quot;,&quot; &amp; ROUND([.J25];0) &amp; &quot;},&quot;" office:value-type="string" office:string-value="{94,220,120,171}," calcext:value-type="string">
            <text:p>{94,220,120,171},</text:p>
          </table:table-cell>
          <table:table-cell table:style-name="ce29"/>
          <table:table-cell/>
          <table:table-cell table:style-name="ce25" table:formula="of:=[.N7]*255" office:value-type="float" office:value="30.6" calcext:value-type="float">
            <text:p>31</text:p>
          </table:table-cell>
          <table:table-cell table:style-name="ce25" table:formula="of:=[.O7]*255" office:value-type="float" office:value="155.971379897785" calcext:value-type="float">
            <text:p>156</text:p>
          </table:table-cell>
          <table:table-cell table:style-name="ce25" table:formula="of:=[.P7]*255" office:value-type="float" office:value="56.1" calcext:value-type="float">
            <text:p>56</text:p>
          </table:table-cell>
          <table:table-cell table:style-name="ce25" table:formula="of:=[.N25]*[.$E$20]+[.O25]*[.$E$21]+[.P25]*[.$E$22]" office:value-type="float" office:value="107.1" calcext:value-type="float">
            <text:p>107</text:p>
          </table:table-cell>
          <table:table-cell table:formula="of:=&quot;{&quot; &amp; ROUND([.N25];0) &amp; &quot;,&quot; &amp; ROUND([.O25];0) &amp; &quot;,&quot; &amp; ROUND([.P25];0) &amp; &quot;,&quot; &amp; ROUND([.Q25];0) &amp; &quot;},&quot;" office:value-type="string" office:string-value="{31,156,56,107}," calcext:value-type="string">
            <text:p>{31,156,56,107},</text:p>
          </table:table-cell>
          <table:table-cell table:style-name="ce44"/>
          <table:table-cell/>
          <table:table-cell table:style-name="ce25" table:formula="of:=[.U7]*255" office:value-type="float" office:value="40.8" calcext:value-type="float">
            <text:p>41</text:p>
          </table:table-cell>
          <table:table-cell table:style-name="ce25" table:formula="of:=[.V7]*255" office:value-type="float" office:value="207.961839863714" calcext:value-type="float">
            <text:p>208</text:p>
          </table:table-cell>
          <table:table-cell table:style-name="ce25" table:formula="of:=[.W7]*255" office:value-type="float" office:value="74.8" calcext:value-type="float">
            <text:p>75</text:p>
          </table:table-cell>
          <table:table-cell table:style-name="ce25" table:formula="of:=[.U25]*[.$E$20]+[.V25]*[.$E$21]+[.W25]*[.$E$22]" office:value-type="float" office:value="142.8" calcext:value-type="float">
            <text:p>143</text:p>
          </table:table-cell>
          <table:table-cell table:formula="of:=&quot;{&quot; &amp; ROUND([.U25];0) &amp; &quot;,&quot; &amp; ROUND([.V25];0) &amp; &quot;,&quot; &amp; ROUND([.W25];0) &amp; &quot;,&quot; &amp; ROUND([.X25];0) &amp; &quot;},&quot;" office:value-type="string" office:string-value="{41,208,75,143}," calcext:value-type="string">
            <text:p>{41,208,75,143},</text:p>
          </table:table-cell>
          <table:table-cell table:style-name="ce126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8]*255" office:value-type="float" office:value="84.15" calcext:value-type="float">
            <text:p>84</text:p>
          </table:table-cell>
          <table:table-cell table:style-name="ce25" table:formula="of:=[.H8]*255" office:value-type="float" office:value="84.8450596252129" calcext:value-type="float">
            <text:p>85</text:p>
          </table:table-cell>
          <table:table-cell table:style-name="ce25" table:formula="of:=[.I8]*255" office:value-type="float" office:value="237.15" calcext:value-type="float">
            <text:p>237</text:p>
          </table:table-cell>
          <table:table-cell table:style-name="ce25" table:formula="of:=[.G26]*[.$E$20]+[.H26]*[.$E$21]+[.I26]*[.$E$22]" office:value-type="float" office:value="102" calcext:value-type="float">
            <text:p>102</text:p>
          </table:table-cell>
          <table:table-cell table:formula="of:=&quot;{&quot; &amp; ROUND([.G26];0) &amp; &quot;,&quot; &amp; ROUND([.H26];0) &amp; &quot;,&quot; &amp; ROUND([.I26];0) &amp; &quot;,&quot; &amp; ROUND([.J26];0) &amp; &quot;},&quot;" office:value-type="string" office:string-value="{84,85,237,102}," calcext:value-type="string">
            <text:p>{84,85,237,102},</text:p>
          </table:table-cell>
          <table:table-cell table:style-name="ce30"/>
          <table:table-cell/>
          <table:table-cell table:style-name="ce25" table:formula="of:=[.N8]*255" office:value-type="float" office:value="20.4" calcext:value-type="float">
            <text:p>20</text:p>
          </table:table-cell>
          <table:table-cell table:style-name="ce25" table:formula="of:=[.O8]*255" office:value-type="float" office:value="21.0950596252129" calcext:value-type="float">
            <text:p>21</text:p>
          </table:table-cell>
          <table:table-cell table:style-name="ce25" table:formula="of:=[.P8]*255" office:value-type="float" office:value="173.4" calcext:value-type="float">
            <text:p>173</text:p>
          </table:table-cell>
          <table:table-cell table:style-name="ce25" table:formula="of:=[.N26]*[.$E$20]+[.O26]*[.$E$21]+[.P26]*[.$E$22]" office:value-type="float" office:value="38.25" calcext:value-type="float">
            <text:p>38</text:p>
          </table:table-cell>
          <table:table-cell table:formula="of:=&quot;{&quot; &amp; ROUND([.N26];0) &amp; &quot;,&quot; &amp; ROUND([.O26];0) &amp; &quot;,&quot; &amp; ROUND([.P26];0) &amp; &quot;,&quot; &amp; ROUND([.Q26];0) &amp; &quot;},&quot;" office:value-type="string" office:string-value="{20,21,173,38}," calcext:value-type="string">
            <text:p>{20,21,173,38},</text:p>
          </table:table-cell>
          <table:table-cell table:style-name="ce45"/>
          <table:table-cell/>
          <table:table-cell table:style-name="ce25" table:formula="of:=[.U8]*255" office:value-type="float" office:value="27.2" calcext:value-type="float">
            <text:p>27</text:p>
          </table:table-cell>
          <table:table-cell table:style-name="ce25" table:formula="of:=[.V8]*255" office:value-type="float" office:value="28.1267461669506" calcext:value-type="float">
            <text:p>28</text:p>
          </table:table-cell>
          <table:table-cell table:style-name="ce25" table:formula="of:=[.W8]*255" office:value-type="float" office:value="231.2" calcext:value-type="float">
            <text:p>231</text:p>
          </table:table-cell>
          <table:table-cell table:style-name="ce25" table:formula="of:=[.U26]*[.$E$20]+[.V26]*[.$E$21]+[.W26]*[.$E$22]" office:value-type="float" office:value="51" calcext:value-type="float">
            <text:p>51</text:p>
          </table:table-cell>
          <table:table-cell table:formula="of:=&quot;{&quot; &amp; ROUND([.U26];0) &amp; &quot;,&quot; &amp; ROUND([.V26];0) &amp; &quot;,&quot; &amp; ROUND([.W26];0) &amp; &quot;,&quot; &amp; ROUND([.X26];0) &amp; &quot;},&quot;" office:value-type="string" office:string-value="{27,28,231,51}," calcext:value-type="string">
            <text:p>{27,28,231,51},</text:p>
          </table:table-cell>
          <table:table-cell table:style-name="ce127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9]*255" office:value-type="float" office:value="124.95" calcext:value-type="float">
            <text:p>125</text:p>
          </table:table-cell>
          <table:table-cell table:style-name="ce25" table:formula="of:=[.H9]*255" office:value-type="float" office:value="117.564991482112" calcext:value-type="float">
            <text:p>118</text:p>
          </table:table-cell>
          <table:table-cell table:style-name="ce25" table:formula="of:=[.I9]*255" office:value-type="float" office:value="252.45" calcext:value-type="float">
            <text:p>252</text:p>
          </table:table-cell>
          <table:table-cell table:style-name="ce25" table:formula="of:=[.G27]*[.$E$20]+[.H27]*[.$E$21]+[.I27]*[.$E$22]" office:value-type="float" office:value="135.15" calcext:value-type="float">
            <text:p>135</text:p>
          </table:table-cell>
          <table:table-cell table:formula="of:=&quot;{&quot; &amp; ROUND([.G27];0) &amp; &quot;,&quot; &amp; ROUND([.H27];0) &amp; &quot;,&quot; &amp; ROUND([.I27];0) &amp; &quot;,&quot; &amp; ROUND([.J27];0) &amp; &quot;},&quot;" office:value-type="string" office:string-value="{125,118,252,135}," calcext:value-type="string">
            <text:p>{125,118,252,135},</text:p>
          </table:table-cell>
          <table:table-cell table:style-name="ce31"/>
          <table:table-cell/>
          <table:table-cell table:style-name="ce25" table:formula="of:=[.N9]*255" office:value-type="float" office:value="61.2" calcext:value-type="float">
            <text:p>61</text:p>
          </table:table-cell>
          <table:table-cell table:style-name="ce25" table:formula="of:=[.O9]*255" office:value-type="float" office:value="53.8149914821124" calcext:value-type="float">
            <text:p>54</text:p>
          </table:table-cell>
          <table:table-cell table:style-name="ce25" table:formula="of:=[.P9]*255" office:value-type="float" office:value="188.7" calcext:value-type="float">
            <text:p>189</text:p>
          </table:table-cell>
          <table:table-cell table:style-name="ce25" table:formula="of:=[.N27]*[.$E$20]+[.O27]*[.$E$21]+[.P27]*[.$E$22]" office:value-type="float" office:value="71.4" calcext:value-type="float">
            <text:p>71</text:p>
          </table:table-cell>
          <table:table-cell table:formula="of:=&quot;{&quot; &amp; ROUND([.N27];0) &amp; &quot;,&quot; &amp; ROUND([.O27];0) &amp; &quot;,&quot; &amp; ROUND([.P27];0) &amp; &quot;,&quot; &amp; ROUND([.Q27];0) &amp; &quot;},&quot;" office:value-type="string" office:string-value="{61,54,189,71}," calcext:value-type="string">
            <text:p>{61,54,189,71},</text:p>
          </table:table-cell>
          <table:table-cell table:style-name="ce46"/>
          <table:table-cell/>
          <table:table-cell table:style-name="ce25" table:formula="of:=[.U9]*255" office:value-type="float" office:value="81.6" calcext:value-type="float">
            <text:p>82</text:p>
          </table:table-cell>
          <table:table-cell table:style-name="ce25" table:formula="of:=[.V9]*255" office:value-type="float" office:value="71.75332197615" calcext:value-type="float">
            <text:p>72</text:p>
          </table:table-cell>
          <table:table-cell table:style-name="ce25" table:formula="of:=[.W9]*255" office:value-type="float" office:value="251.6" calcext:value-type="float">
            <text:p>252</text:p>
          </table:table-cell>
          <table:table-cell table:style-name="ce25" table:formula="of:=[.U27]*[.$E$20]+[.V27]*[.$E$21]+[.W27]*[.$E$22]" office:value-type="float" office:value="95.2" calcext:value-type="float">
            <text:p>95</text:p>
          </table:table-cell>
          <table:table-cell table:formula="of:=&quot;{&quot; &amp; ROUND([.U27];0) &amp; &quot;,&quot; &amp; ROUND([.V27];0) &amp; &quot;,&quot; &amp; ROUND([.W27];0) &amp; &quot;,&quot; &amp; ROUND([.X27];0) &amp; &quot;},&quot;" office:value-type="string" office:string-value="{82,72,252,95}," calcext:value-type="string">
            <text:p>{82,72,252,95},</text:p>
          </table:table-cell>
          <table:table-cell table:style-name="ce128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0]*255" office:value-type="float" office:value="211.65" calcext:value-type="float">
            <text:p>212</text:p>
          </table:table-cell>
          <table:table-cell table:style-name="ce25" table:formula="of:=[.H10]*255" office:value-type="float" office:value="81.5087734241908" calcext:value-type="float">
            <text:p>82</text:p>
          </table:table-cell>
          <table:table-cell table:style-name="ce25" table:formula="of:=[.I10]*255" office:value-type="float" office:value="76.5" calcext:value-type="float">
            <text:p>77</text:p>
          </table:table-cell>
          <table:table-cell table:style-name="ce25" table:formula="of:=[.G28]*[.$E$20]+[.H28]*[.$E$21]+[.I28]*[.$E$22]" office:value-type="float" office:value="119.85" calcext:value-type="float">
            <text:p>120</text:p>
          </table:table-cell>
          <table:table-cell table:formula="of:=&quot;{&quot; &amp; ROUND([.G28];0) &amp; &quot;,&quot; &amp; ROUND([.H28];0) &amp; &quot;,&quot; &amp; ROUND([.I28];0) &amp; &quot;,&quot; &amp; ROUND([.J28];0) &amp; &quot;},&quot;" office:value-type="string" office:string-value="{212,82,77,120}," calcext:value-type="string">
            <text:p>{212,82,77,120},</text:p>
          </table:table-cell>
          <table:table-cell table:style-name="ce32"/>
          <table:table-cell/>
          <table:table-cell table:style-name="ce25" table:formula="of:=[.N10]*255" office:value-type="float" office:value="147.9" calcext:value-type="float">
            <text:p>148</text:p>
          </table:table-cell>
          <table:table-cell table:style-name="ce25" table:formula="of:=[.O10]*255" office:value-type="float" office:value="17.7587734241908" calcext:value-type="float">
            <text:p>18</text:p>
          </table:table-cell>
          <table:table-cell table:style-name="ce25" table:formula="of:=[.P10]*255" office:value-type="float" office:value="12.75" calcext:value-type="float">
            <text:p>13</text:p>
          </table:table-cell>
          <table:table-cell table:style-name="ce25" table:formula="of:=[.N28]*[.$E$20]+[.O28]*[.$E$21]+[.P28]*[.$E$22]" office:value-type="float" office:value="56.1" calcext:value-type="float">
            <text:p>56</text:p>
          </table:table-cell>
          <table:table-cell table:formula="of:=&quot;{&quot; &amp; ROUND([.N28];0) &amp; &quot;,&quot; &amp; ROUND([.O28];0) &amp; &quot;,&quot; &amp; ROUND([.P28];0) &amp; &quot;,&quot; &amp; ROUND([.Q28];0) &amp; &quot;},&quot;" office:value-type="string" office:string-value="{148,18,13,56}," calcext:value-type="string">
            <text:p>{148,18,13,56},</text:p>
          </table:table-cell>
          <table:table-cell table:style-name="ce47"/>
          <table:table-cell/>
          <table:table-cell table:style-name="ce25" table:formula="of:=[.U10]*255" office:value-type="float" office:value="197.2" calcext:value-type="float">
            <text:p>197</text:p>
          </table:table-cell>
          <table:table-cell table:style-name="ce25" table:formula="of:=[.V10]*255" office:value-type="float" office:value="23.6783645655877" calcext:value-type="float">
            <text:p>24</text:p>
          </table:table-cell>
          <table:table-cell table:style-name="ce25" table:formula="of:=[.W10]*255" office:value-type="float" office:value="17" calcext:value-type="float">
            <text:p>17</text:p>
          </table:table-cell>
          <table:table-cell table:style-name="ce25" table:formula="of:=[.U28]*[.$E$20]+[.V28]*[.$E$21]+[.W28]*[.$E$22]" office:value-type="float" office:value="74.8" calcext:value-type="float">
            <text:p>75</text:p>
          </table:table-cell>
          <table:table-cell table:formula="of:=&quot;{&quot; &amp; ROUND([.U28];0) &amp; &quot;,&quot; &amp; ROUND([.V28];0) &amp; &quot;,&quot; &amp; ROUND([.W28];0) &amp; &quot;,&quot; &amp; ROUND([.X28];0) &amp; &quot;},&quot;" office:value-type="string" office:string-value="{197,24,17,75}," calcext:value-type="string">
            <text:p>{197,24,17,75},</text:p>
          </table:table-cell>
          <table:table-cell table:style-name="ce129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1]*255" office:value-type="float" office:value="66.3" calcext:value-type="float">
            <text:p>66</text:p>
          </table:table-cell>
          <table:table-cell table:style-name="ce25" table:formula="of:=[.H11]*255" office:value-type="float" office:value="235.807666098807" calcext:value-type="float">
            <text:p>236</text:p>
          </table:table-cell>
          <table:table-cell table:style-name="ce25" table:formula="of:=[.I11]*255" office:value-type="float" office:value="244.8" calcext:value-type="float">
            <text:p>245</text:p>
          </table:table-cell>
          <table:table-cell table:style-name="ce25" table:formula="of:=[.G29]*[.$E$20]+[.H29]*[.$E$21]+[.I29]*[.$E$22]" office:value-type="float" office:value="186.15" calcext:value-type="float">
            <text:p>186</text:p>
          </table:table-cell>
          <table:table-cell table:formula="of:=&quot;{&quot; &amp; ROUND([.G29];0) &amp; &quot;,&quot; &amp; ROUND([.H29];0) &amp; &quot;,&quot; &amp; ROUND([.I29];0) &amp; &quot;,&quot; &amp; ROUND([.J29];0) &amp; &quot;},&quot;" office:value-type="string" office:string-value="{66,236,245,186}," calcext:value-type="string">
            <text:p>{66,236,245,186},</text:p>
          </table:table-cell>
          <table:table-cell table:style-name="ce33"/>
          <table:table-cell/>
          <table:table-cell table:style-name="ce25" table:formula="of:=[.N11]*255" office:value-type="float" office:value="2.54999999999999" calcext:value-type="float">
            <text:p>3</text:p>
          </table:table-cell>
          <table:table-cell table:style-name="ce25" table:formula="of:=[.O11]*255" office:value-type="float" office:value="172.057666098807" calcext:value-type="float">
            <text:p>172</text:p>
          </table:table-cell>
          <table:table-cell table:style-name="ce25" table:formula="of:=[.P11]*255" office:value-type="float" office:value="181.05" calcext:value-type="float">
            <text:p>181</text:p>
          </table:table-cell>
          <table:table-cell table:style-name="ce25" table:formula="of:=[.N29]*[.$E$20]+[.O29]*[.$E$21]+[.P29]*[.$E$22]" office:value-type="float" office:value="122.4" calcext:value-type="float">
            <text:p>122</text:p>
          </table:table-cell>
          <table:table-cell table:formula="of:=&quot;{&quot; &amp; ROUND([.N29];0) &amp; &quot;,&quot; &amp; ROUND([.O29];0) &amp; &quot;,&quot; &amp; ROUND([.P29];0) &amp; &quot;,&quot; &amp; ROUND([.Q29];0) &amp; &quot;},&quot;" office:value-type="string" office:string-value="{3,172,181,122}," calcext:value-type="string">
            <text:p>{3,172,181,122},</text:p>
          </table:table-cell>
          <table:table-cell table:style-name="ce48"/>
          <table:table-cell/>
          <table:table-cell table:style-name="ce25" table:formula="of:=[.U11]*255" office:value-type="float" office:value="3.39999999999998" calcext:value-type="float">
            <text:p>3</text:p>
          </table:table-cell>
          <table:table-cell table:style-name="ce25" table:formula="of:=[.V11]*255" office:value-type="float" office:value="229.410221465076" calcext:value-type="float">
            <text:p>229</text:p>
          </table:table-cell>
          <table:table-cell table:style-name="ce25" table:formula="of:=[.W11]*255" office:value-type="float" office:value="241.4" calcext:value-type="float">
            <text:p>241</text:p>
          </table:table-cell>
          <table:table-cell table:style-name="ce25" table:formula="of:=[.U29]*[.$E$20]+[.V29]*[.$E$21]+[.W29]*[.$E$22]" office:value-type="float" office:value="163.2" calcext:value-type="float">
            <text:p>163</text:p>
          </table:table-cell>
          <table:table-cell table:formula="of:=&quot;{&quot; &amp; ROUND([.U29];0) &amp; &quot;,&quot; &amp; ROUND([.V29];0) &amp; &quot;,&quot; &amp; ROUND([.W29];0) &amp; &quot;,&quot; &amp; ROUND([.X29];0) &amp; &quot;},&quot;" office:value-type="string" office:string-value="{3,229,241,163}," calcext:value-type="string">
            <text:p>{3,229,241,163},</text:p>
          </table:table-cell>
          <table:table-cell table:style-name="ce130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2]*255" office:value-type="float" office:value="252.45" calcext:value-type="float">
            <text:p>252</text:p>
          </table:table-cell>
          <table:table-cell table:style-name="ce25" table:formula="of:=[.H12]*255" office:value-type="float" office:value="85.3055366269165" calcext:value-type="float">
            <text:p>85</text:p>
          </table:table-cell>
          <table:table-cell table:style-name="ce25" table:formula="of:=[.I12]*255" office:value-type="float" office:value="84.15" calcext:value-type="float">
            <text:p>84</text:p>
          </table:table-cell>
          <table:table-cell table:style-name="ce25" table:formula="of:=[.G30]*[.$E$20]+[.H30]*[.$E$21]+[.I30]*[.$E$22]" office:value-type="float" office:value="135.15" calcext:value-type="float">
            <text:p>135</text:p>
          </table:table-cell>
          <table:table-cell table:formula="of:=&quot;{&quot; &amp; ROUND([.G30];0) &amp; &quot;,&quot; &amp; ROUND([.H30];0) &amp; &quot;,&quot; &amp; ROUND([.I30];0) &amp; &quot;,&quot; &amp; ROUND([.J30];0) &amp; &quot;},&quot;" office:value-type="string" office:string-value="{252,85,84,135}," calcext:value-type="string">
            <text:p>{252,85,84,135},</text:p>
          </table:table-cell>
          <table:table-cell table:style-name="ce34"/>
          <table:table-cell/>
          <table:table-cell table:style-name="ce25" table:formula="of:=[.N12]*255" office:value-type="float" office:value="188.7" calcext:value-type="float">
            <text:p>189</text:p>
          </table:table-cell>
          <table:table-cell table:style-name="ce25" table:formula="of:=[.O12]*255" office:value-type="float" office:value="21.5555366269165" calcext:value-type="float">
            <text:p>22</text:p>
          </table:table-cell>
          <table:table-cell table:style-name="ce25" table:formula="of:=[.P12]*255" office:value-type="float" office:value="20.4" calcext:value-type="float">
            <text:p>20</text:p>
          </table:table-cell>
          <table:table-cell table:style-name="ce25" table:formula="of:=[.N30]*[.$E$20]+[.O30]*[.$E$21]+[.P30]*[.$E$22]" office:value-type="float" office:value="71.4" calcext:value-type="float">
            <text:p>71</text:p>
          </table:table-cell>
          <table:table-cell table:formula="of:=&quot;{&quot; &amp; ROUND([.N30];0) &amp; &quot;,&quot; &amp; ROUND([.O30];0) &amp; &quot;,&quot; &amp; ROUND([.P30];0) &amp; &quot;,&quot; &amp; ROUND([.Q30];0) &amp; &quot;},&quot;" office:value-type="string" office:string-value="{189,22,20,71}," calcext:value-type="string">
            <text:p>{189,22,20,71},</text:p>
          </table:table-cell>
          <table:table-cell table:style-name="ce49"/>
          <table:table-cell/>
          <table:table-cell table:style-name="ce25" table:formula="of:=[.U12]*255" office:value-type="float" office:value="251.6" calcext:value-type="float">
            <text:p>252</text:p>
          </table:table-cell>
          <table:table-cell table:style-name="ce25" table:formula="of:=[.V12]*255" office:value-type="float" office:value="28.7407155025554" calcext:value-type="float">
            <text:p>29</text:p>
          </table:table-cell>
          <table:table-cell table:style-name="ce25" table:formula="of:=[.W12]*255" office:value-type="float" office:value="27.2" calcext:value-type="float">
            <text:p>27</text:p>
          </table:table-cell>
          <table:table-cell table:style-name="ce25" table:formula="of:=[.U30]*[.$E$20]+[.V30]*[.$E$21]+[.W30]*[.$E$22]" office:value-type="float" office:value="95.2" calcext:value-type="float">
            <text:p>95</text:p>
          </table:table-cell>
          <table:table-cell table:formula="of:=&quot;{&quot; &amp; ROUND([.U30];0) &amp; &quot;,&quot; &amp; ROUND([.V30];0) &amp; &quot;,&quot; &amp; ROUND([.W30];0) &amp; &quot;,&quot; &amp; ROUND([.X30];0) &amp; &quot;},&quot;" office:value-type="string" office:string-value="{252,29,27,95}," calcext:value-type="string">
            <text:p>{252,29,27,95},</text:p>
          </table:table-cell>
          <table:table-cell table:style-name="ce131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3]*255" office:value-type="float" office:value="255" calcext:value-type="float">
            <text:p>255</text:p>
          </table:table-cell>
          <table:table-cell table:style-name="ce25" table:formula="of:=[.H13]*255" office:value-type="float" office:value="137.891141396934" calcext:value-type="float">
            <text:p>138</text:p>
          </table:table-cell>
          <table:table-cell table:style-name="ce25" table:formula="of:=[.I13]*255" office:value-type="float" office:value="119.85" calcext:value-type="float">
            <text:p>120</text:p>
          </table:table-cell>
          <table:table-cell table:style-name="ce25" table:formula="of:=[.G31]*[.$E$20]+[.H31]*[.$E$21]+[.I31]*[.$E$22]" office:value-type="float" office:value="170.85" calcext:value-type="float">
            <text:p>171</text:p>
          </table:table-cell>
          <table:table-cell table:formula="of:=&quot;{&quot; &amp; ROUND([.G31];0) &amp; &quot;,&quot; &amp; ROUND([.H31];0) &amp; &quot;,&quot; &amp; ROUND([.I31];0) &amp; &quot;,&quot; &amp; ROUND([.J31];0) &amp; &quot;},&quot;" office:value-type="string" office:string-value="{255,138,120,171}," calcext:value-type="string">
            <text:p>{255,138,120,171},</text:p>
          </table:table-cell>
          <table:table-cell table:style-name="ce35"/>
          <table:table-cell/>
          <table:table-cell table:style-name="ce25" table:formula="of:=[.N13]*255" office:value-type="float" office:value="191.25" calcext:value-type="float">
            <text:p>191</text:p>
          </table:table-cell>
          <table:table-cell table:style-name="ce25" table:formula="of:=[.O13]*255" office:value-type="float" office:value="74.1411413969336" calcext:value-type="float">
            <text:p>74</text:p>
          </table:table-cell>
          <table:table-cell table:style-name="ce25" table:formula="of:=[.P13]*255" office:value-type="float" office:value="56.1" calcext:value-type="float">
            <text:p>56</text:p>
          </table:table-cell>
          <table:table-cell table:style-name="ce25" table:formula="of:=[.N31]*[.$E$20]+[.O31]*[.$E$21]+[.P31]*[.$E$22]" office:value-type="float" office:value="107.1" calcext:value-type="float">
            <text:p>107</text:p>
          </table:table-cell>
          <table:table-cell table:formula="of:=&quot;{&quot; &amp; ROUND([.N31];0) &amp; &quot;,&quot; &amp; ROUND([.O31];0) &amp; &quot;,&quot; &amp; ROUND([.P31];0) &amp; &quot;,&quot; &amp; ROUND([.Q31];0) &amp; &quot;},&quot;" office:value-type="string" office:string-value="{191,74,56,107}," calcext:value-type="string">
            <text:p>{191,74,56,107},</text:p>
          </table:table-cell>
          <table:table-cell table:style-name="ce50"/>
          <table:table-cell/>
          <table:table-cell table:style-name="ce25" table:formula="of:=[.U13]*255" office:value-type="float" office:value="255" calcext:value-type="float">
            <text:p>255</text:p>
          </table:table-cell>
          <table:table-cell table:style-name="ce25" table:formula="of:=[.V13]*255" office:value-type="float" office:value="98.8548551959115" calcext:value-type="float">
            <text:p>99</text:p>
          </table:table-cell>
          <table:table-cell table:style-name="ce25" table:formula="of:=[.W13]*255" office:value-type="float" office:value="74.8" calcext:value-type="float">
            <text:p>75</text:p>
          </table:table-cell>
          <table:table-cell table:style-name="ce25" table:formula="of:=[.U31]*[.$E$20]+[.V31]*[.$E$21]+[.W31]*[.$E$22]" office:value-type="float" office:value="142.8" calcext:value-type="float">
            <text:p>143</text:p>
          </table:table-cell>
          <table:table-cell table:formula="of:=&quot;{&quot; &amp; ROUND([.U31];0) &amp; &quot;,&quot; &amp; ROUND([.V31];0) &amp; &quot;,&quot; &amp; ROUND([.W31];0) &amp; &quot;,&quot; &amp; ROUND([.X31];0) &amp; &quot;},&quot;" office:value-type="string" office:string-value="{255,99,75,143}," calcext:value-type="string">
            <text:p>{255,99,75,143},</text:p>
          </table:table-cell>
          <table:table-cell table:style-name="ce64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4]*255" office:value-type="float" office:value="211.65" calcext:value-type="float">
            <text:p>212</text:p>
          </table:table-cell>
          <table:table-cell table:style-name="ce25" table:formula="of:=[.H14]*255" office:value-type="float" office:value="192.970272572402" calcext:value-type="float">
            <text:p>193</text:p>
          </table:table-cell>
          <table:table-cell table:style-name="ce25" table:formula="of:=[.I14]*255" office:value-type="float" office:value="84.15" calcext:value-type="float">
            <text:p>84</text:p>
          </table:table-cell>
          <table:table-cell table:style-name="ce25" table:formula="of:=[.G32]*[.$E$20]+[.H32]*[.$E$21]+[.I32]*[.$E$22]" office:value-type="float" office:value="186.15" calcext:value-type="float">
            <text:p>186</text:p>
          </table:table-cell>
          <table:table-cell table:formula="of:=&quot;{&quot; &amp; ROUND([.G32];0) &amp; &quot;,&quot; &amp; ROUND([.H32];0) &amp; &quot;,&quot; &amp; ROUND([.I32];0) &amp; &quot;,&quot; &amp; ROUND([.J32];0) &amp; &quot;},&quot;" office:value-type="string" office:string-value="{212,193,84,186}," calcext:value-type="string">
            <text:p>{212,193,84,186},</text:p>
          </table:table-cell>
          <table:table-cell table:style-name="ce36"/>
          <table:table-cell/>
          <table:table-cell table:style-name="ce25" table:formula="of:=[.N14]*255" office:value-type="float" office:value="147.9" calcext:value-type="float">
            <text:p>148</text:p>
          </table:table-cell>
          <table:table-cell table:style-name="ce25" table:formula="of:=[.O14]*255" office:value-type="float" office:value="129.220272572402" calcext:value-type="float">
            <text:p>129</text:p>
          </table:table-cell>
          <table:table-cell table:style-name="ce25" table:formula="of:=[.P14]*255" office:value-type="float" office:value="20.4" calcext:value-type="float">
            <text:p>20</text:p>
          </table:table-cell>
          <table:table-cell table:style-name="ce25" table:formula="of:=[.N32]*[.$E$20]+[.O32]*[.$E$21]+[.P32]*[.$E$22]" office:value-type="float" office:value="122.4" calcext:value-type="float">
            <text:p>122</text:p>
          </table:table-cell>
          <table:table-cell table:formula="of:=&quot;{&quot; &amp; ROUND([.N32];0) &amp; &quot;,&quot; &amp; ROUND([.O32];0) &amp; &quot;,&quot; &amp; ROUND([.P32];0) &amp; &quot;,&quot; &amp; ROUND([.Q32];0) &amp; &quot;},&quot;" office:value-type="string" office:string-value="{148,129,20,122}," calcext:value-type="string">
            <text:p>{148,129,20,122},</text:p>
          </table:table-cell>
          <table:table-cell table:style-name="ce51"/>
          <table:table-cell/>
          <table:table-cell table:style-name="ce25" table:formula="of:=[.U14]*255" office:value-type="float" office:value="197.2" calcext:value-type="float">
            <text:p>197</text:p>
          </table:table-cell>
          <table:table-cell table:style-name="ce25" table:formula="of:=[.V14]*255" office:value-type="float" office:value="172.293696763203" calcext:value-type="float">
            <text:p>172</text:p>
          </table:table-cell>
          <table:table-cell table:style-name="ce25" table:formula="of:=[.W14]*255" office:value-type="float" office:value="27.2" calcext:value-type="float">
            <text:p>27</text:p>
          </table:table-cell>
          <table:table-cell table:style-name="ce25" table:formula="of:=[.U32]*[.$E$20]+[.V32]*[.$E$21]+[.W32]*[.$E$22]" office:value-type="float" office:value="163.2" calcext:value-type="float">
            <text:p>163</text:p>
          </table:table-cell>
          <table:table-cell table:formula="of:=&quot;{&quot; &amp; ROUND([.U32];0) &amp; &quot;,&quot; &amp; ROUND([.V32];0) &amp; &quot;,&quot; &amp; ROUND([.W32];0) &amp; &quot;,&quot; &amp; ROUND([.X32];0) &amp; &quot;},&quot;" office:value-type="string" office:string-value="{197,172,27,163}," calcext:value-type="string">
            <text:p>{197,172,27,163},</text:p>
          </table:table-cell>
          <table:table-cell table:style-name="ce133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5]*255" office:value-type="float" office:value="229.5" calcext:value-type="float">
            <text:p>230</text:p>
          </table:table-cell>
          <table:table-cell table:style-name="ce25" table:formula="of:=[.H15]*255" office:value-type="float" office:value="205.86797274276" calcext:value-type="float">
            <text:p>206</text:p>
          </table:table-cell>
          <table:table-cell table:style-name="ce25" table:formula="of:=[.I15]*255" office:value-type="float" office:value="127.5" calcext:value-type="float">
            <text:p>128</text:p>
          </table:table-cell>
          <table:table-cell table:style-name="ce25" table:formula="of:=[.G33]*[.$E$20]+[.H33]*[.$E$21]+[.I33]*[.$E$22]" office:value-type="float" office:value="204" calcext:value-type="float">
            <text:p>204</text:p>
          </table:table-cell>
          <table:table-cell table:formula="of:=&quot;{&quot; &amp; ROUND([.G33];0) &amp; &quot;,&quot; &amp; ROUND([.H33];0) &amp; &quot;,&quot; &amp; ROUND([.I33];0) &amp; &quot;,&quot; &amp; ROUND([.J33];0) &amp; &quot;},&quot;" office:value-type="string" office:string-value="{230,206,128,204}," calcext:value-type="string">
            <text:p>{230,206,128,204},</text:p>
          </table:table-cell>
          <table:table-cell table:style-name="ce37"/>
          <table:table-cell/>
          <table:table-cell table:style-name="ce25" table:formula="of:=[.N15]*255" office:value-type="float" office:value="165.75" calcext:value-type="float">
            <text:p>166</text:p>
          </table:table-cell>
          <table:table-cell table:style-name="ce25" table:formula="of:=[.O15]*255" office:value-type="float" office:value="142.11797274276" calcext:value-type="float">
            <text:p>142</text:p>
          </table:table-cell>
          <table:table-cell table:style-name="ce25" table:formula="of:=[.P15]*255" office:value-type="float" office:value="63.75" calcext:value-type="float">
            <text:p>64</text:p>
          </table:table-cell>
          <table:table-cell table:style-name="ce25" table:formula="of:=[.N33]*[.$E$20]+[.O33]*[.$E$21]+[.P33]*[.$E$22]" office:value-type="float" office:value="140.25" calcext:value-type="float">
            <text:p>140</text:p>
          </table:table-cell>
          <table:table-cell table:formula="of:=&quot;{&quot; &amp; ROUND([.N33];0) &amp; &quot;,&quot; &amp; ROUND([.O33];0) &amp; &quot;,&quot; &amp; ROUND([.P33];0) &amp; &quot;,&quot; &amp; ROUND([.Q33];0) &amp; &quot;},&quot;" office:value-type="string" office:string-value="{166,142,64,140}," calcext:value-type="string">
            <text:p>{166,142,64,140},</text:p>
          </table:table-cell>
          <table:table-cell table:style-name="ce52"/>
          <table:table-cell/>
          <table:table-cell table:style-name="ce25" table:formula="of:=[.U15]*255" office:value-type="float" office:value="221" calcext:value-type="float">
            <text:p>221</text:p>
          </table:table-cell>
          <table:table-cell table:style-name="ce25" table:formula="of:=[.V15]*255" office:value-type="float" office:value="189.49063032368" calcext:value-type="float">
            <text:p>189</text:p>
          </table:table-cell>
          <table:table-cell table:style-name="ce25" table:formula="of:=[.W15]*255" office:value-type="float" office:value="85" calcext:value-type="float">
            <text:p>85</text:p>
          </table:table-cell>
          <table:table-cell table:style-name="ce25" table:formula="of:=[.U33]*[.$E$20]+[.V33]*[.$E$21]+[.W33]*[.$E$22]" office:value-type="float" office:value="187" calcext:value-type="float">
            <text:p>187</text:p>
          </table:table-cell>
          <table:table-cell table:formula="of:=&quot;{&quot; &amp; ROUND([.U33];0) &amp; &quot;,&quot; &amp; ROUND([.V33];0) &amp; &quot;,&quot; &amp; ROUND([.W33];0) &amp; &quot;,&quot; &amp; ROUND([.X33];0) &amp; &quot;},&quot;" office:value-type="string" office:string-value="{221,189,85,187}," calcext:value-type="string">
            <text:p>{221,189,85,187},</text:p>
          </table:table-cell>
          <table:table-cell table:style-name="ce134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6]*255" office:value-type="float" office:value="33.15" calcext:value-type="float">
            <text:p>33</text:p>
          </table:table-cell>
          <table:table-cell table:style-name="ce25" table:formula="of:=[.H16]*255" office:value-type="float" office:value="175.897870528109" calcext:value-type="float">
            <text:p>176</text:p>
          </table:table-cell>
          <table:table-cell table:style-name="ce25" table:formula="of:=[.I16]*255" office:value-type="float" office:value="58.65" calcext:value-type="float">
            <text:p>59</text:p>
          </table:table-cell>
          <table:table-cell table:style-name="ce25" table:formula="of:=[.G34]*[.$E$20]+[.H34]*[.$E$21]+[.I34]*[.$E$22]" office:value-type="float" office:value="119.85" calcext:value-type="float">
            <text:p>120</text:p>
          </table:table-cell>
          <table:table-cell table:formula="of:=&quot;{&quot; &amp; ROUND([.G34];0) &amp; &quot;,&quot; &amp; ROUND([.H34];0) &amp; &quot;,&quot; &amp; ROUND([.I34];0) &amp; &quot;,&quot; &amp; ROUND([.J34];0) &amp; &quot;},&quot;" office:value-type="string" office:string-value="{33,176,59,120}," calcext:value-type="string">
            <text:p>{33,176,59,120},</text:p>
          </table:table-cell>
          <table:table-cell table:style-name="ce38"/>
          <table:table-cell/>
          <table:table-cell table:style-name="ce25" table:formula="of:=[.N16]*255" office:value-type="float" office:value="0" calcext:value-type="float">
            <text:p>0</text:p>
          </table:table-cell>
          <table:table-cell table:style-name="ce25" table:formula="of:=[.O16]*255" office:value-type="float" office:value="112.147870528109" calcext:value-type="float">
            <text:p>112</text:p>
          </table:table-cell>
          <table:table-cell table:style-name="ce25" table:formula="of:=[.P16]*255" office:value-type="float" office:value="0" calcext:value-type="float">
            <text:p>0</text:p>
          </table:table-cell>
          <table:table-cell table:style-name="ce25" table:formula="of:=[.N34]*[.$E$20]+[.O34]*[.$E$21]+[.P34]*[.$E$22]" office:value-type="float" office:value="65.8308" calcext:value-type="float">
            <text:p>66</text:p>
          </table:table-cell>
          <table:table-cell table:formula="of:=&quot;{&quot; &amp; ROUND([.N34];0) &amp; &quot;,&quot; &amp; ROUND([.O34];0) &amp; &quot;,&quot; &amp; ROUND([.P34];0) &amp; &quot;,&quot; &amp; ROUND([.Q34];0) &amp; &quot;},&quot;" office:value-type="string" office:string-value="{0,112,0,66}," calcext:value-type="string">
            <text:p>{0,112,0,66},</text:p>
          </table:table-cell>
          <table:table-cell table:style-name="ce53"/>
          <table:table-cell/>
          <table:table-cell table:style-name="ce25" table:formula="of:=[.U16]*255" office:value-type="float" office:value="0" calcext:value-type="float">
            <text:p>0</text:p>
          </table:table-cell>
          <table:table-cell table:style-name="ce25" table:formula="of:=[.V16]*255" office:value-type="float" office:value="149.530494037479" calcext:value-type="float">
            <text:p>150</text:p>
          </table:table-cell>
          <table:table-cell table:style-name="ce25" table:formula="of:=[.W16]*255" office:value-type="float" office:value="0" calcext:value-type="float">
            <text:p>0</text:p>
          </table:table-cell>
          <table:table-cell table:style-name="ce25" table:formula="of:=[.U34]*[.$E$20]+[.V34]*[.$E$21]+[.W34]*[.$E$22]" office:value-type="float" office:value="87.7744" calcext:value-type="float">
            <text:p>88</text:p>
          </table:table-cell>
          <table:table-cell table:formula="of:=&quot;{&quot; &amp; ROUND([.U34];0) &amp; &quot;,&quot; &amp; ROUND([.V34];0) &amp; &quot;,&quot; &amp; ROUND([.W34];0) &amp; &quot;,&quot; &amp; ROUND([.X34];0) &amp; &quot;},&quot;" office:value-type="string" office:string-value="{0,150,0,88}," calcext:value-type="string">
            <text:p>{0,150,0,88},</text:p>
          </table:table-cell>
          <table:table-cell table:style-name="ce67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7]*255" office:value-type="float" office:value="201.45" calcext:value-type="float">
            <text:p>201</text:p>
          </table:table-cell>
          <table:table-cell table:style-name="ce25" table:formula="of:=[.H17]*255" office:value-type="float" office:value="91.4741908006814" calcext:value-type="float">
            <text:p>91</text:p>
          </table:table-cell>
          <table:table-cell table:style-name="ce25" table:formula="of:=[.I17]*255" office:value-type="float" office:value="186.15" calcext:value-type="float">
            <text:p>186</text:p>
          </table:table-cell>
          <table:table-cell table:style-name="ce25" table:formula="of:=[.G35]*[.$E$20]+[.H35]*[.$E$21]+[.I35]*[.$E$22]" office:value-type="float" office:value="135.15" calcext:value-type="float">
            <text:p>135</text:p>
          </table:table-cell>
          <table:table-cell table:formula="of:=&quot;{&quot; &amp; ROUND([.G35];0) &amp; &quot;,&quot; &amp; ROUND([.H35];0) &amp; &quot;,&quot; &amp; ROUND([.I35];0) &amp; &quot;,&quot; &amp; ROUND([.J35];0) &amp; &quot;},&quot;" office:value-type="string" office:string-value="{201,91,186,135}," calcext:value-type="string">
            <text:p>{201,91,186,135},</text:p>
          </table:table-cell>
          <table:table-cell table:style-name="ce39"/>
          <table:table-cell/>
          <table:table-cell table:style-name="ce25" table:formula="of:=[.N17]*255" office:value-type="float" office:value="137.7" calcext:value-type="float">
            <text:p>138</text:p>
          </table:table-cell>
          <table:table-cell table:style-name="ce25" table:formula="of:=[.O17]*255" office:value-type="float" office:value="27.7241908006814" calcext:value-type="float">
            <text:p>28</text:p>
          </table:table-cell>
          <table:table-cell table:style-name="ce25" table:formula="of:=[.P17]*255" office:value-type="float" office:value="122.4" calcext:value-type="float">
            <text:p>122</text:p>
          </table:table-cell>
          <table:table-cell table:style-name="ce25" table:formula="of:=[.N35]*[.$E$20]+[.O35]*[.$E$21]+[.P35]*[.$E$22]" office:value-type="float" office:value="71.4" calcext:value-type="float">
            <text:p>71</text:p>
          </table:table-cell>
          <table:table-cell table:formula="of:=&quot;{&quot; &amp; ROUND([.N35];0) &amp; &quot;,&quot; &amp; ROUND([.O35];0) &amp; &quot;,&quot; &amp; ROUND([.P35];0) &amp; &quot;,&quot; &amp; ROUND([.Q35];0) &amp; &quot;},&quot;" office:value-type="string" office:string-value="{138,28,122,71}," calcext:value-type="string">
            <text:p>{138,28,122,71},</text:p>
          </table:table-cell>
          <table:table-cell table:style-name="ce54"/>
          <table:table-cell/>
          <table:table-cell table:style-name="ce25" table:formula="of:=[.U17]*255" office:value-type="float" office:value="183.6" calcext:value-type="float">
            <text:p>184</text:p>
          </table:table-cell>
          <table:table-cell table:style-name="ce25" table:formula="of:=[.V17]*255" office:value-type="float" office:value="36.9655877342418" calcext:value-type="float">
            <text:p>37</text:p>
          </table:table-cell>
          <table:table-cell table:style-name="ce25" table:formula="of:=[.W17]*255" office:value-type="float" office:value="163.2" calcext:value-type="float">
            <text:p>163</text:p>
          </table:table-cell>
          <table:table-cell table:style-name="ce25" table:formula="of:=[.U35]*[.$E$20]+[.V35]*[.$E$21]+[.W35]*[.$E$22]" office:value-type="float" office:value="95.1999999999999" calcext:value-type="float">
            <text:p>95</text:p>
          </table:table-cell>
          <table:table-cell table:formula="of:=&quot;{&quot; &amp; ROUND([.U35];0) &amp; &quot;,&quot; &amp; ROUND([.V35];0) &amp; &quot;,&quot; &amp; ROUND([.W35];0) &amp; &quot;,&quot; &amp; ROUND([.X35];0) &amp; &quot;},&quot;" office:value-type="string" office:string-value="{184,37,163,95}," calcext:value-type="string">
            <text:p>{184,37,163,95},</text:p>
          </table:table-cell>
          <table:table-cell table:style-name="ce136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8]*255" office:value-type="float" office:value="204" calcext:value-type="float">
            <text:p>204</text:p>
          </table:table-cell>
          <table:table-cell table:style-name="ce25" table:formula="of:=[.H18]*255" office:value-type="float" office:value="204" calcext:value-type="float">
            <text:p>204</text:p>
          </table:table-cell>
          <table:table-cell table:style-name="ce25" table:formula="of:=[.I18]*255" office:value-type="float" office:value="204" calcext:value-type="float">
            <text:p>204</text:p>
          </table:table-cell>
          <table:table-cell table:style-name="ce25" table:formula="of:=[.G36]*[.$E$20]+[.H36]*[.$E$21]+[.I36]*[.$E$22]" office:value-type="float" office:value="204" calcext:value-type="float">
            <text:p>204</text:p>
          </table:table-cell>
          <table:table-cell table:formula="of:=&quot;{&quot; &amp; ROUND([.G36];0) &amp; &quot;,&quot; &amp; ROUND([.H36];0) &amp; &quot;,&quot; &amp; ROUND([.I36];0) &amp; &quot;,&quot; &amp; ROUND([.J36];0) &amp; &quot;},&quot;" office:value-type="string" office:string-value="{204,204,204,204}," calcext:value-type="string">
            <text:p>{204,204,204,204},</text:p>
          </table:table-cell>
          <table:table-cell table:style-name="ce40"/>
          <table:table-cell/>
          <table:table-cell table:style-name="ce25" table:formula="of:=[.N18]*255" office:value-type="float" office:value="140.25" calcext:value-type="float">
            <text:p>140</text:p>
          </table:table-cell>
          <table:table-cell table:style-name="ce25" table:formula="of:=[.O18]*255" office:value-type="float" office:value="140.25" calcext:value-type="float">
            <text:p>140</text:p>
          </table:table-cell>
          <table:table-cell table:style-name="ce25" table:formula="of:=[.P18]*255" office:value-type="float" office:value="140.25" calcext:value-type="float">
            <text:p>140</text:p>
          </table:table-cell>
          <table:table-cell table:style-name="ce25" table:formula="of:=[.N36]*[.$E$20]+[.O36]*[.$E$21]+[.P36]*[.$E$22]" office:value-type="float" office:value="140.25" calcext:value-type="float">
            <text:p>140</text:p>
          </table:table-cell>
          <table:table-cell table:formula="of:=&quot;{&quot; &amp; ROUND([.N36];0) &amp; &quot;,&quot; &amp; ROUND([.O36];0) &amp; &quot;,&quot; &amp; ROUND([.P36];0) &amp; &quot;,&quot; &amp; ROUND([.Q36];0) &amp; &quot;},&quot;" office:value-type="string" office:string-value="{140,140,140,140}," calcext:value-type="string">
            <text:p>{140,140,140,140},</text:p>
          </table:table-cell>
          <table:table-cell table:style-name="ce55"/>
          <table:table-cell/>
          <table:table-cell table:style-name="ce25" table:formula="of:=[.U18]*255" office:value-type="float" office:value="187" calcext:value-type="float">
            <text:p>187</text:p>
          </table:table-cell>
          <table:table-cell table:style-name="ce25" table:formula="of:=[.V18]*255" office:value-type="float" office:value="187" calcext:value-type="float">
            <text:p>187</text:p>
          </table:table-cell>
          <table:table-cell table:style-name="ce25" table:formula="of:=[.W18]*255" office:value-type="float" office:value="187" calcext:value-type="float">
            <text:p>187</text:p>
          </table:table-cell>
          <table:table-cell table:style-name="ce25" table:formula="of:=[.U36]*[.$E$20]+[.V36]*[.$E$21]+[.W36]*[.$E$22]" office:value-type="float" office:value="187" calcext:value-type="float">
            <text:p>187</text:p>
          </table:table-cell>
          <table:table-cell table:formula="of:=&quot;{&quot; &amp; ROUND([.U36];0) &amp; &quot;,&quot; &amp; ROUND([.V36];0) &amp; &quot;,&quot; &amp; ROUND([.W36];0) &amp; &quot;,&quot; &amp; ROUND([.X36];0) &amp; &quot;},&quot;" office:value-type="string" office:string-value="{187,187,187,187}," calcext:value-type="string">
            <text:p>{187,187,187,187},</text:p>
          </table:table-cell>
          <table:table-cell table:style-name="ce137"/>
          <table:table-cell table:number-columns-repeated="998"/>
        </table:table-row>
        <table:table-row table:style-name="ro2">
          <table:table-cell table:number-columns-repeated="6"/>
          <table:table-cell table:style-name="ce25" table:formula="of:=[.G19]*255" office:value-type="float" office:value="255" calcext:value-type="float">
            <text:p>255</text:p>
          </table:table-cell>
          <table:table-cell table:style-name="ce25" table:formula="of:=[.H19]*255" office:value-type="float" office:value="255" calcext:value-type="float">
            <text:p>255</text:p>
          </table:table-cell>
          <table:table-cell table:style-name="ce25" table:formula="of:=[.I19]*255" office:value-type="float" office:value="255" calcext:value-type="float">
            <text:p>255</text:p>
          </table:table-cell>
          <table:table-cell table:style-name="ce25" table:formula="of:=[.G37]*[.$E$20]+[.H37]*[.$E$21]+[.I37]*[.$E$22]" office:value-type="float" office:value="255" calcext:value-type="float">
            <text:p>255</text:p>
          </table:table-cell>
          <table:table-cell table:formula="of:=&quot;{&quot; &amp; ROUND([.G37];0) &amp; &quot;,&quot; &amp; ROUND([.H37];0) &amp; &quot;,&quot; &amp; ROUND([.I37];0) &amp; &quot;,&quot; &amp; ROUND([.J37];0) &amp; &quot;},&quot;" office:value-type="string" office:string-value="{255,255,255,255}," calcext:value-type="string">
            <text:p>{255,255,255,255},</text:p>
          </table:table-cell>
          <table:table-cell table:style-name="ce41"/>
          <table:table-cell/>
          <table:table-cell table:style-name="ce25" table:formula="of:=[.N19]*255" office:value-type="float" office:value="191.25" calcext:value-type="float">
            <text:p>191</text:p>
          </table:table-cell>
          <table:table-cell table:style-name="ce25" table:formula="of:=[.O19]*255" office:value-type="float" office:value="191.25" calcext:value-type="float">
            <text:p>191</text:p>
          </table:table-cell>
          <table:table-cell table:style-name="ce25" table:formula="of:=[.P19]*255" office:value-type="float" office:value="191.25" calcext:value-type="float">
            <text:p>191</text:p>
          </table:table-cell>
          <table:table-cell table:style-name="ce25" table:formula="of:=[.N37]*[.$E$20]+[.O37]*[.$E$21]+[.P37]*[.$E$22]" office:value-type="float" office:value="191.25" calcext:value-type="float">
            <text:p>191</text:p>
          </table:table-cell>
          <table:table-cell table:formula="of:=&quot;{&quot; &amp; ROUND([.N37];0) &amp; &quot;,&quot; &amp; ROUND([.O37];0) &amp; &quot;,&quot; &amp; ROUND([.P37];0) &amp; &quot;,&quot; &amp; ROUND([.Q37];0) &amp; &quot;},&quot;" office:value-type="string" office:string-value="{191,191,191,191}," calcext:value-type="string">
            <text:p>{191,191,191,191},</text:p>
          </table:table-cell>
          <table:table-cell table:style-name="ce56"/>
          <table:table-cell/>
          <table:table-cell table:style-name="ce25" table:formula="of:=[.U19]*255" office:value-type="float" office:value="255" calcext:value-type="float">
            <text:p>255</text:p>
          </table:table-cell>
          <table:table-cell table:style-name="ce25" table:formula="of:=[.V19]*255" office:value-type="float" office:value="255" calcext:value-type="float">
            <text:p>255</text:p>
          </table:table-cell>
          <table:table-cell table:style-name="ce25" table:formula="of:=[.W19]*255" office:value-type="float" office:value="255" calcext:value-type="float">
            <text:p>255</text:p>
          </table:table-cell>
          <table:table-cell table:style-name="ce25" table:formula="of:=[.U37]*[.$E$20]+[.V37]*[.$E$21]+[.W37]*[.$E$22]" office:value-type="float" office:value="255" calcext:value-type="float">
            <text:p>255</text:p>
          </table:table-cell>
          <table:table-cell table:formula="of:=&quot;{&quot; &amp; ROUND([.U37];0) &amp; &quot;,&quot; &amp; ROUND([.V37];0) &amp; &quot;,&quot; &amp; ROUND([.W37];0) &amp; &quot;,&quot; &amp; ROUND([.X37];0) &amp; &quot;},&quot;" office:value-type="string" office:string-value="{255,255,255,255}," calcext:value-type="string">
            <text:p>{255,255,255,255},</text:p>
          </table:table-cell>
          <table:table-cell table:style-name="ce70"/>
          <table:table-cell table:number-columns-repeated="99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2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3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4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5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6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7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8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9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0P2" style:volatile="true" number:language="pt" number:country="BR">
      <loext:text> </loext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pt" number:country="BR">
      <loext:text> R$ </loext:text>
      <loext:fill-character> </loext:fill-character>
      <number:text>-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pt" number:country="B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02:12:25.5420293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0:49:15.671218693</meta:creation-date>
    <dc:date>2019-05-19T02:14:20.288088784</dc:date>
    <meta:editing-duration>PT2M21S</meta:editing-duration>
    <meta:editing-cycles>3</meta:editing-cycles>
    <meta:generator>LibreOffice/6.0.6.2$Linux_X86_64 LibreOffice_project/00m0$Build-2</meta:generator>
    <meta:document-statistic meta:table-count="1" meta:cell-count="487" meta:object-count="0"/>
  </office:meta>
</office:document-meta>
</file>